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92">
            <text:p>39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iris</text:p>
          </table:table-cell>
        </table:table-row>
        <table:table-row>
          <table:table-cell office:value-type="string">
            <text:p/>
          </table:table-cell>
          <table:table-cell office:value-type="string">
            <text:p>OSI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float" office:value="4132">
            <text:p>4132</text:p>
          </table:table-cell>
          <table:table-cell office:value-type="string">
            <text:p>http://csys.cosmobots.eu:3000/issues/4132</text:p>
          </table:table-cell>
          <table:table-cell office:value-type="float" office:value="4132">
            <text:p>4132</text:p>
          </table:table-cell>
          <table:table-cell office:value-type="string">
            <text:p>OSI-0471</text:p>
          </table:table-cell>
          <table:table-cell office:value-type="string">
            <text:p/>
          </table:table-cell>
          <table:table-cell office:value-type="string">
            <text:p>Imag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1,OSI-0718,OSI-0717,OSI-0725,OSI-0724,OSI-07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3">
            <text:p>4133</text:p>
          </table:table-cell>
          <table:table-cell office:value-type="string">
            <text:p>http://csys.cosmobots.eu:3000/issues/4133</text:p>
          </table:table-cell>
          <table:table-cell office:value-type="float" office:value="4133">
            <text:p>4133</text:p>
          </table:table-cell>
          <table:table-cell office:value-type="string">
            <text:p>OSI-0472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23,OSI-0720,OSI-07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4">
            <text:p>4134</text:p>
          </table:table-cell>
          <table:table-cell office:value-type="string">
            <text:p>http://csys.cosmobots.eu:3000/issues/4134</text:p>
          </table:table-cell>
          <table:table-cell office:value-type="float" office:value="4134">
            <text:p>4134</text:p>
          </table:table-cell>
          <table:table-cell office:value-type="string">
            <text:p>OSI-0473</text:p>
          </table:table-cell>
          <table:table-cell office:value-type="string">
            <text:p/>
          </table:table-cell>
          <table:table-cell office:value-type="string">
            <text:p>Calibrat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>OSI-0731,OSI-0732,OSI-0729,OSI-0730,OSI-0726,OSI-0727,OSI-07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2">
            <text:p>3662</text:p>
          </table:table-cell>
          <table:table-cell office:value-type="string">
            <text:p>http://csys.cosmobots.eu:3000/issues/3662</text:p>
          </table:table-cell>
          <table:table-cell office:value-type="float" office:value="3662">
            <text:p>3662</text:p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>a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OSI-0014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3">
            <text:p>3663</text:p>
          </table:table-cell>
          <table:table-cell office:value-type="string">
            <text:p>http://csys.cosmobots.eu:3000/issues/3663</text:p>
          </table:table-cell>
          <table:table-cell office:value-type="float" office:value="3663">
            <text:p>3663</text:p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>a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16,OSI-0015,OSI-0015,OSI-0016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4">
            <text:p>3664</text:p>
          </table:table-cell>
          <table:table-cell office:value-type="string">
            <text:p>http://csys.cosmobots.eu:3000/issues/3664</text:p>
          </table:table-cell>
          <table:table-cell office:value-type="float" office:value="3664">
            <text:p>3664</text:p>
          </table:table-cell>
          <table:table-cell office:value-type="string">
            <text:p>OSI-0003</text:p>
          </table:table-cell>
          <table:table-cell office:value-type="string">
            <text:p/>
          </table:table-cell>
          <table:table-cell office:value-type="string">
            <text:p>a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OSI-0394,OSI-0455,OSI-0142,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5">
            <text:p>3665</text:p>
          </table:table-cell>
          <table:table-cell office:value-type="string">
            <text:p>http://csys.cosmobots.eu:3000/issues/3665</text:p>
          </table:table-cell>
          <table:table-cell office:value-type="float" office:value="3665">
            <text:p>3665</text:p>
          </table:table-cell>
          <table:table-cell office:value-type="string">
            <text:p>OSI-0004</text:p>
          </table:table-cell>
          <table:table-cell office:value-type="string">
            <text:p/>
          </table:table-cell>
          <table:table-cell office:value-type="string">
            <text:p>a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OSI-0146,OSI-0501,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6">
            <text:p>3666</text:p>
          </table:table-cell>
          <table:table-cell office:value-type="string">
            <text:p>http://csys.cosmobots.eu:3000/issues/3666</text:p>
          </table:table-cell>
          <table:table-cell office:value-type="float" office:value="3666">
            <text:p>3666</text:p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>a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1,OSI-0014,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7">
            <text:p>3667</text:p>
          </table:table-cell>
          <table:table-cell office:value-type="string">
            <text:p>http://csys.cosmobots.eu:3000/issues/3667</text:p>
          </table:table-cell>
          <table:table-cell office:value-type="float" office:value="3667">
            <text:p>3667</text:p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>a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2,OSI-0014,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68">
            <text:p>3668</text:p>
          </table:table-cell>
          <table:table-cell office:value-type="string">
            <text:p>http://csys.cosmobots.eu:3000/issues/3668</text:p>
          </table:table-cell>
          <table:table-cell office:value-type="float" office:value="3668">
            <text:p>3668</text:p>
          </table:table-cell>
          <table:table-cell office:value-type="string">
            <text:p>OSI-0007</text:p>
          </table:table-cell>
          <table:table-cell office:value-type="string">
            <text:p/>
          </table:table-cell>
          <table:table-cell office:value-type="string">
            <text:p>a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46,OSI-0394,OSI-0639,OSI-01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6">
            <text:p>4056</text:p>
          </table:table-cell>
          <table:table-cell office:value-type="string">
            <text:p>http://csys.cosmobots.eu:3000/issues/4056</text:p>
          </table:table-cell>
          <table:table-cell office:value-type="float" office:value="4056">
            <text:p>4056</text:p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>a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OSI-0016,OSI-0131,OSI-04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7">
            <text:p>4057</text:p>
          </table:table-cell>
          <table:table-cell office:value-type="string">
            <text:p>http://csys.cosmobots.eu:3000/issues/4057</text:p>
          </table:table-cell>
          <table:table-cell office:value-type="float" office:value="4057">
            <text:p>4057</text:p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>a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015,OSI-0016,OSI-0132,OSI-05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8">
            <text:p>4058</text:p>
          </table:table-cell>
          <table:table-cell office:value-type="string">
            <text:p>http://csys.cosmobots.eu:3000/issues/4058</text:p>
          </table:table-cell>
          <table:table-cell office:value-type="float" office:value="4058">
            <text:p>4058</text:p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>a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7,OSI-0613,OSI-06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9">
            <text:p>4059</text:p>
          </table:table-cell>
          <table:table-cell office:value-type="string">
            <text:p>http://csys.cosmobots.eu:3000/issues/4059</text:p>
          </table:table-cell>
          <table:table-cell office:value-type="float" office:value="4059">
            <text:p>4059</text:p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>a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616,OSI-0614,OSI-06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0">
            <text:p>4060</text:p>
          </table:table-cell>
          <table:table-cell office:value-type="string">
            <text:p>http://csys.cosmobots.eu:3000/issues/4060</text:p>
          </table:table-cell>
          <table:table-cell office:value-type="float" office:value="4060">
            <text:p>4060</text:p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>a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1">
            <text:p>4061</text:p>
          </table:table-cell>
          <table:table-cell office:value-type="string">
            <text:p>http://csys.cosmobots.eu:3000/issues/4061</text:p>
          </table:table-cell>
          <table:table-cell office:value-type="float" office:value="4061">
            <text:p>4061</text:p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>a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500,OSI-0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2">
            <text:p>4062</text:p>
          </table:table-cell>
          <table:table-cell office:value-type="string">
            <text:p>http://csys.cosmobots.eu:3000/issues/4062</text:p>
          </table:table-cell>
          <table:table-cell office:value-type="float" office:value="4062">
            <text:p>4062</text:p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>a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3">
            <text:p>4063</text:p>
          </table:table-cell>
          <table:table-cell office:value-type="string">
            <text:p>http://csys.cosmobots.eu:3000/issues/4063</text:p>
          </table:table-cell>
          <table:table-cell office:value-type="float" office:value="4063">
            <text:p>4063</text:p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>a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4">
            <text:p>4064</text:p>
          </table:table-cell>
          <table:table-cell office:value-type="string">
            <text:p>http://csys.cosmobots.eu:3000/issues/4064</text:p>
          </table:table-cell>
          <table:table-cell office:value-type="float" office:value="4064">
            <text:p>4064</text:p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>a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467,OP-0105,OP-0106,OSI-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11">
            <text:p>6111</text:p>
          </table:table-cell>
          <table:table-cell office:value-type="string">
            <text:p>http://csys.cosmobots.eu:3000/issues/6111</text:p>
          </table:table-cell>
          <table:table-cell office:value-type="float" office:value="6111">
            <text:p>6111</text:p>
          </table:table-cell>
          <table:table-cell office:value-type="string">
            <text:p>OSI-0772</text:p>
          </table:table-cell>
          <table:table-cell office:value-type="string">
            <text:p/>
          </table:table-cell>
          <table:table-cell office:value-type="string">
            <text:p>Throughsli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>OSI-0130,OSI-04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7">
            <text:p>5907</text:p>
          </table:table-cell>
          <table:table-cell office:value-type="string">
            <text:p>http://csys.cosmobots.eu:3000/issues/5907</text:p>
          </table:table-cell>
          <table:table-cell office:value-type="float" office:value="5907">
            <text:p>5907</text:p>
          </table:table-cell>
          <table:table-cell office:value-type="string">
            <text:p>OSI-0717</text:p>
          </table:table-cell>
          <table:table-cell office:value-type="string">
            <text:p/>
          </table:table-cell>
          <table:table-cell office:value-type="string">
            <text:p>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8">
            <text:p>5908</text:p>
          </table:table-cell>
          <table:table-cell office:value-type="string">
            <text:p>http://csys.cosmobots.eu:3000/issues/5908</text:p>
          </table:table-cell>
          <table:table-cell office:value-type="float" office:value="5908">
            <text:p>5908</text:p>
          </table:table-cell>
          <table:table-cell office:value-type="string">
            <text:p>OSI-0718</text:p>
          </table:table-cell>
          <table:table-cell office:value-type="string">
            <text:p/>
          </table:table-cell>
          <table:table-cell office:value-type="string">
            <text:p>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09">
            <text:p>5909</text:p>
          </table:table-cell>
          <table:table-cell office:value-type="string">
            <text:p>http://csys.cosmobots.eu:3000/issues/5909</text:p>
          </table:table-cell>
          <table:table-cell office:value-type="float" office:value="5909">
            <text:p>5909</text:p>
          </table:table-cell>
          <table:table-cell office:value-type="string">
            <text:p>OSI-0719</text:p>
          </table:table-cell>
          <table:table-cell office:value-type="string">
            <text:p/>
          </table:table-cell>
          <table:table-cell office:value-type="string">
            <text:p>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3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0">
            <text:p>5910</text:p>
          </table:table-cell>
          <table:table-cell office:value-type="string">
            <text:p>http://csys.cosmobots.eu:3000/issues/5910</text:p>
          </table:table-cell>
          <table:table-cell office:value-type="float" office:value="5910">
            <text:p>5910</text:p>
          </table:table-cell>
          <table:table-cell office:value-type="string">
            <text:p>OSI-0720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4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1">
            <text:p>5911</text:p>
          </table:table-cell>
          <table:table-cell office:value-type="string">
            <text:p>http://csys.cosmobots.eu:3000/issues/5911</text:p>
          </table:table-cell>
          <table:table-cell office:value-type="float" office:value="5911">
            <text:p>5911</text:p>
          </table:table-cell>
          <table:table-cell office:value-type="string">
            <text:p>OSI-0721</text:p>
          </table:table-cell>
          <table:table-cell office:value-type="string">
            <text:p/>
          </table:table-cell>
          <table:table-cell office:value-type="string">
            <text:p>Fast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2">
            <text:p>5912</text:p>
          </table:table-cell>
          <table:table-cell office:value-type="string">
            <text:p>http://csys.cosmobots.eu:3000/issues/5912</text:p>
          </table:table-cell>
          <table:table-cell office:value-type="float" office:value="5912">
            <text:p>5912</text:p>
          </table:table-cell>
          <table:table-cell office:value-type="string">
            <text:p>OSI-0722</text:p>
          </table:table-cell>
          <table:table-cell office:value-type="string">
            <text:p/>
          </table:table-cell>
          <table:table-cell office:value-type="string">
            <text:p>FrTrBB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3">
            <text:p>5913</text:p>
          </table:table-cell>
          <table:table-cell office:value-type="string">
            <text:p>http://csys.cosmobots.eu:3000/issues/5913</text:p>
          </table:table-cell>
          <table:table-cell office:value-type="float" office:value="5913">
            <text:p>5913</text:p>
          </table:table-cell>
          <table:table-cell office:value-type="string">
            <text:p>OSI-0723</text:p>
          </table:table-cell>
          <table:table-cell office:value-type="string">
            <text:p/>
          </table:table-cell>
          <table:table-cell office:value-type="string">
            <text:p>FastLS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007,OSI-0001,OSI-077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4">
            <text:p>5914</text:p>
          </table:table-cell>
          <table:table-cell office:value-type="string">
            <text:p>http://csys.cosmobots.eu:3000/issues/5914</text:p>
          </table:table-cell>
          <table:table-cell office:value-type="float" office:value="5914">
            <text:p>5914</text:p>
          </table:table-cell>
          <table:table-cell office:value-type="string">
            <text:p>OSI-0724</text:p>
          </table:table-cell>
          <table:table-cell office:value-type="string">
            <text:p/>
          </table:table-cell>
          <table:table-cell office:value-type="string">
            <text:p>FastTF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5">
            <text:p>5915</text:p>
          </table:table-cell>
          <table:table-cell office:value-type="string">
            <text:p>http://csys.cosmobots.eu:3000/issues/5915</text:p>
          </table:table-cell>
          <table:table-cell office:value-type="float" office:value="5915">
            <text:p>5915</text:p>
          </table:table-cell>
          <table:table-cell office:value-type="string">
            <text:p>OSI-0725</text:p>
          </table:table-cell>
          <table:table-cell office:value-type="string">
            <text:p/>
          </table:table-cell>
          <table:table-cell office:value-type="string">
            <text:p>FrTrTFI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6">
            <text:p>5916</text:p>
          </table:table-cell>
          <table:table-cell office:value-type="string">
            <text:p>http://csys.cosmobots.eu:3000/issues/5916</text:p>
          </table:table-cell>
          <table:table-cell office:value-type="float" office:value="5916">
            <text:p>5916</text:p>
          </table:table-cell>
          <table:table-cell office:value-type="string">
            <text:p>OSI-0726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7">
            <text:p>5917</text:p>
          </table:table-cell>
          <table:table-cell office:value-type="string">
            <text:p>http://csys.cosmobots.eu:3000/issues/5917</text:p>
          </table:table-cell>
          <table:table-cell office:value-type="float" office:value="5917">
            <text:p>5917</text:p>
          </table:table-cell>
          <table:table-cell office:value-type="string">
            <text:p>OSI-0727</text:p>
          </table:table-cell>
          <table:table-cell office:value-type="string">
            <text:p/>
          </table:table-cell>
          <table:table-cell office:value-type="string">
            <text:p>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8">
            <text:p>5918</text:p>
          </table:table-cell>
          <table:table-cell office:value-type="string">
            <text:p>http://csys.cosmobots.eu:3000/issues/5918</text:p>
          </table:table-cell>
          <table:table-cell office:value-type="float" office:value="5918">
            <text:p>5918</text:p>
          </table:table-cell>
          <table:table-cell office:value-type="string">
            <text:p>OSI-0728</text:p>
          </table:table-cell>
          <table:table-cell office:value-type="string">
            <text:p/>
          </table:table-cell>
          <table:table-cell office:value-type="string">
            <text:p>Dome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3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19">
            <text:p>5919</text:p>
          </table:table-cell>
          <table:table-cell office:value-type="string">
            <text:p>http://csys.cosmobots.eu:3000/issues/5919</text:p>
          </table:table-cell>
          <table:table-cell office:value-type="float" office:value="5919">
            <text:p>5919</text:p>
          </table:table-cell>
          <table:table-cell office:value-type="string">
            <text:p>OSI-0729</text:p>
          </table:table-cell>
          <table:table-cell office:value-type="string">
            <text:p/>
          </table:table-cell>
          <table:table-cell office:value-type="string">
            <text:p>Sky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0">
            <text:p>5920</text:p>
          </table:table-cell>
          <table:table-cell office:value-type="string">
            <text:p>http://csys.cosmobots.eu:3000/issues/5920</text:p>
          </table:table-cell>
          <table:table-cell office:value-type="float" office:value="5920">
            <text:p>5920</text:p>
          </table:table-cell>
          <table:table-cell office:value-type="string">
            <text:p>OSI-0730</text:p>
          </table:table-cell>
          <table:table-cell office:value-type="string">
            <text:p/>
          </table:table-cell>
          <table:table-cell office:value-type="string">
            <text:p>SpectralFla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1">
            <text:p>5921</text:p>
          </table:table-cell>
          <table:table-cell office:value-type="string">
            <text:p>http://csys.cosmobots.eu:3000/issues/5921</text:p>
          </table:table-cell>
          <table:table-cell office:value-type="float" office:value="5921">
            <text:p>5921</text:p>
          </table:table-cell>
          <table:table-cell office:value-type="string">
            <text:p>OSI-0731</text:p>
          </table:table-cell>
          <table:table-cell office:value-type="string">
            <text:p/>
          </table:table-cell>
          <table:table-cell office:value-type="string">
            <text:p>CalibLamp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2">
            <text:p>5922</text:p>
          </table:table-cell>
          <table:table-cell office:value-type="string">
            <text:p>http://csys.cosmobots.eu:3000/issues/5922</text:p>
          </table:table-cell>
          <table:table-cell office:value-type="float" office:value="5922">
            <text:p>5922</text:p>
          </table:table-cell>
          <table:table-cell office:value-type="string">
            <text:p>OSI-0732</text:p>
          </table:table-cell>
          <table:table-cell office:value-type="string">
            <text:p/>
          </table:table-cell>
          <table:table-cell office:value-type="string">
            <text:p>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>OSI-04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5">
            <text:p>4135</text:p>
          </table:table-cell>
          <table:table-cell office:value-type="string">
            <text:p>http://csys.cosmobots.eu:3000/issues/4135</text:p>
          </table:table-cell>
          <table:table-cell office:value-type="float" office:value="4135">
            <text:p>4135</text:p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>Osiri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23">
            <text:p>5923</text:p>
          </table:table-cell>
          <table:table-cell office:value-type="string">
            <text:p>http://csys.cosmobots.eu:3000/issues/5923</text:p>
          </table:table-cell>
          <table:table-cell office:value-type="float" office:value="5923">
            <text:p>5923</text:p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>Observing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4">
            <text:p>3794</text:p>
          </table:table-cell>
          <table:table-cell office:value-type="string">
            <text:p>http://csys.cosmobots.eu:3000/issues/3794</text:p>
          </table:table-cell>
          <table:table-cell office:value-type="float" office:value="3794">
            <text:p>3794</text:p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>AcquisitionMode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7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89">
            <text:p>5989</text:p>
          </table:table-cell>
          <table:table-cell office:value-type="string">
            <text:p>http://csys.cosmobots.eu:3000/issues/5989</text:p>
          </table:table-cell>
          <table:table-cell office:value-type="float" office:value="5989">
            <text:p>5989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8">
            <text:p>3778</text:p>
          </table:table-cell>
          <table:table-cell office:value-type="string">
            <text:p>http://csys.cosmobots.eu:3000/issues/3778</text:p>
          </table:table-cell>
          <table:table-cell office:value-type="float" office:value="3778">
            <text:p>3778</text:p>
          </table:table-cell>
          <table:table-cell office:value-type="string">
            <text:p>OSI-0117</text:p>
          </table:table-cell>
          <table:table-cell office:value-type="string">
            <text:p/>
          </table:table-cell>
          <table:table-cell office:value-type="string">
            <text:p>LS0.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9">
            <text:p>3779</text:p>
          </table:table-cell>
          <table:table-cell office:value-type="string">
            <text:p>http://csys.cosmobots.eu:3000/issues/3779</text:p>
          </table:table-cell>
          <table:table-cell office:value-type="float" office:value="3779">
            <text:p>3779</text:p>
          </table:table-cell>
          <table:table-cell office:value-type="string">
            <text:p>OSI-0118</text:p>
          </table:table-cell>
          <table:table-cell office:value-type="string">
            <text:p/>
          </table:table-cell>
          <table:table-cell office:value-type="string">
            <text:p>LS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0">
            <text:p>3780</text:p>
          </table:table-cell>
          <table:table-cell office:value-type="string">
            <text:p>http://csys.cosmobots.eu:3000/issues/3780</text:p>
          </table:table-cell>
          <table:table-cell office:value-type="float" office:value="3780">
            <text:p>3780</text:p>
          </table:table-cell>
          <table:table-cell office:value-type="string">
            <text:p>OSI-0119</text:p>
          </table:table-cell>
          <table:table-cell office:value-type="string">
            <text:p/>
          </table:table-cell>
          <table:table-cell office:value-type="string">
            <text:p>LS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1">
            <text:p>3781</text:p>
          </table:table-cell>
          <table:table-cell office:value-type="string">
            <text:p>http://csys.cosmobots.eu:3000/issues/3781</text:p>
          </table:table-cell>
          <table:table-cell office:value-type="float" office:value="3781">
            <text:p>3781</text:p>
          </table:table-cell>
          <table:table-cell office:value-type="string">
            <text:p>OSI-0120</text:p>
          </table:table-cell>
          <table:table-cell office:value-type="string">
            <text:p/>
          </table:table-cell>
          <table:table-cell office:value-type="string">
            <text:p>LS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2">
            <text:p>3782</text:p>
          </table:table-cell>
          <table:table-cell office:value-type="string">
            <text:p>http://csys.cosmobots.eu:3000/issues/3782</text:p>
          </table:table-cell>
          <table:table-cell office:value-type="float" office:value="3782">
            <text:p>3782</text:p>
          </table:table-cell>
          <table:table-cell office:value-type="string">
            <text:p>OSI-0121</text:p>
          </table:table-cell>
          <table:table-cell office:value-type="string">
            <text:p/>
          </table:table-cell>
          <table:table-cell office:value-type="string">
            <text:p>LS1.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3">
            <text:p>3783</text:p>
          </table:table-cell>
          <table:table-cell office:value-type="string">
            <text:p>http://csys.cosmobots.eu:3000/issues/3783</text:p>
          </table:table-cell>
          <table:table-cell office:value-type="float" office:value="3783">
            <text:p>3783</text:p>
          </table:table-cell>
          <table:table-cell office:value-type="string">
            <text:p>OSI-0122</text:p>
          </table:table-cell>
          <table:table-cell office:value-type="string">
            <text:p/>
          </table:table-cell>
          <table:table-cell office:value-type="string">
            <text:p>LS1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4">
            <text:p>3784</text:p>
          </table:table-cell>
          <table:table-cell office:value-type="string">
            <text:p>http://csys.cosmobots.eu:3000/issues/3784</text:p>
          </table:table-cell>
          <table:table-cell office:value-type="float" office:value="3784">
            <text:p>3784</text:p>
          </table:table-cell>
          <table:table-cell office:value-type="string">
            <text:p>OSI-0123</text:p>
          </table:table-cell>
          <table:table-cell office:value-type="string">
            <text:p/>
          </table:table-cell>
          <table:table-cell office:value-type="string">
            <text:p>LS1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5">
            <text:p>3785</text:p>
          </table:table-cell>
          <table:table-cell office:value-type="string">
            <text:p>http://csys.cosmobots.eu:3000/issues/3785</text:p>
          </table:table-cell>
          <table:table-cell office:value-type="float" office:value="3785">
            <text:p>3785</text:p>
          </table:table-cell>
          <table:table-cell office:value-type="string">
            <text:p>OSI-0124</text:p>
          </table:table-cell>
          <table:table-cell office:value-type="string">
            <text:p/>
          </table:table-cell>
          <table:table-cell office:value-type="string">
            <text:p>LS2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6">
            <text:p>3786</text:p>
          </table:table-cell>
          <table:table-cell office:value-type="string">
            <text:p>http://csys.cosmobots.eu:3000/issues/3786</text:p>
          </table:table-cell>
          <table:table-cell office:value-type="float" office:value="3786">
            <text:p>3786</text:p>
          </table:table-cell>
          <table:table-cell office:value-type="string">
            <text:p>OSI-0125</text:p>
          </table:table-cell>
          <table:table-cell office:value-type="string">
            <text:p/>
          </table:table-cell>
          <table:table-cell office:value-type="string">
            <text:p>LS3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7">
            <text:p>3787</text:p>
          </table:table-cell>
          <table:table-cell office:value-type="string">
            <text:p>http://csys.cosmobots.eu:3000/issues/3787</text:p>
          </table:table-cell>
          <table:table-cell office:value-type="float" office:value="3787">
            <text:p>3787</text:p>
          </table:table-cell>
          <table:table-cell office:value-type="string">
            <text:p>OSI-0126</text:p>
          </table:table-cell>
          <table:table-cell office:value-type="string">
            <text:p/>
          </table:table-cell>
          <table:table-cell office:value-type="string">
            <text:p>LS5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8">
            <text:p>3788</text:p>
          </table:table-cell>
          <table:table-cell office:value-type="string">
            <text:p>http://csys.cosmobots.eu:3000/issues/3788</text:p>
          </table:table-cell>
          <table:table-cell office:value-type="float" office:value="3788">
            <text:p>3788</text:p>
          </table:table-cell>
          <table:table-cell office:value-type="string">
            <text:p>OSI-0127</text:p>
          </table:table-cell>
          <table:table-cell office:value-type="string">
            <text:p/>
          </table:table-cell>
          <table:table-cell office:value-type="string">
            <text:p>LS1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9">
            <text:p>3789</text:p>
          </table:table-cell>
          <table:table-cell office:value-type="string">
            <text:p>http://csys.cosmobots.eu:3000/issues/3789</text:p>
          </table:table-cell>
          <table:table-cell office:value-type="float" office:value="3789">
            <text:p>3789</text:p>
          </table:table-cell>
          <table:table-cell office:value-type="string">
            <text:p>OSI-0128</text:p>
          </table:table-cell>
          <table:table-cell office:value-type="string">
            <text:p/>
          </table:table-cell>
          <table:table-cell office:value-type="string">
            <text:p>LS1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0">
            <text:p>3790</text:p>
          </table:table-cell>
          <table:table-cell office:value-type="string">
            <text:p>http://csys.cosmobots.eu:3000/issues/3790</text:p>
          </table:table-cell>
          <table:table-cell office:value-type="float" office:value="3790">
            <text:p>3790</text:p>
          </table:table-cell>
          <table:table-cell office:value-type="string">
            <text:p>OSI-0129</text:p>
          </table:table-cell>
          <table:table-cell office:value-type="string">
            <text:p/>
          </table:table-cell>
          <table:table-cell office:value-type="string">
            <text:p>LS4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0">
            <text:p>5990</text:p>
          </table:table-cell>
          <table:table-cell office:value-type="string">
            <text:p>http://csys.cosmobots.eu:3000/issues/5990</text:p>
          </table:table-cell>
          <table:table-cell office:value-type="float" office:value="5990">
            <text:p>5990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1">
            <text:p>5991</text:p>
          </table:table-cell>
          <table:table-cell office:value-type="string">
            <text:p>http://csys.cosmobots.eu:3000/issues/5991</text:p>
          </table:table-cell>
          <table:table-cell office:value-type="float" office:value="5991">
            <text:p>5991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2">
            <text:p>5992</text:p>
          </table:table-cell>
          <table:table-cell office:value-type="string">
            <text:p>http://csys.cosmobots.eu:3000/issues/5992</text:p>
          </table:table-cell>
          <table:table-cell office:value-type="float" office:value="5992">
            <text:p>5992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3">
            <text:p>5993</text:p>
          </table:table-cell>
          <table:table-cell office:value-type="string">
            <text:p>http://csys.cosmobots.eu:3000/issues/5993</text:p>
          </table:table-cell>
          <table:table-cell office:value-type="float" office:value="5993">
            <text:p>5993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>L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122,OSI-0123,OSI-0120,OSI-0126,OSI-0129,OSI-0119,OSI-0121,OSI-0128,OSI-0117,OSI-0124,OSI-0125,OSI-0127,OSI-01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4">
            <text:p>4254</text:p>
          </table:table-cell>
          <table:table-cell office:value-type="string">
            <text:p>http://csys.cosmobots.eu:3000/issues/4254</text:p>
          </table:table-cell>
          <table:table-cell office:value-type="float" office:value="4254">
            <text:p>4254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3">
            <text:p>4253</text:p>
          </table:table-cell>
          <table:table-cell office:value-type="string">
            <text:p>http://csys.cosmobots.eu:3000/issues/4253</text:p>
          </table:table-cell>
          <table:table-cell office:value-type="float" office:value="4253">
            <text:p>4253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2">
            <text:p>4252</text:p>
          </table:table-cell>
          <table:table-cell office:value-type="string">
            <text:p>http://csys.cosmobots.eu:3000/issues/4252</text:p>
          </table:table-cell>
          <table:table-cell office:value-type="float" office:value="4252">
            <text:p>4252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1">
            <text:p>4251</text:p>
          </table:table-cell>
          <table:table-cell office:value-type="string">
            <text:p>http://csys.cosmobots.eu:3000/issues/4251</text:p>
          </table:table-cell>
          <table:table-cell office:value-type="float" office:value="4251">
            <text:p>4251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7">
            <text:p>3777</text:p>
          </table:table-cell>
          <table:table-cell office:value-type="string">
            <text:p>http://csys.cosmobots.eu:3000/issues/3777</text:p>
          </table:table-cell>
          <table:table-cell office:value-type="float" office:value="3777">
            <text:p>3777</text:p>
          </table:table-cell>
          <table:table-cell office:value-type="string">
            <text:p>OSI-0116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1">
            <text:p>3791</text:p>
          </table:table-cell>
          <table:table-cell office:value-type="string">
            <text:p>http://csys.cosmobots.eu:3000/issues/3791</text:p>
          </table:table-cell>
          <table:table-cell office:value-type="float" office:value="3791">
            <text:p>3791</text:p>
          </table:table-cell>
          <table:table-cell office:value-type="string">
            <text:p>OSI-0130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2">
            <text:p>3792</text:p>
          </table:table-cell>
          <table:table-cell office:value-type="string">
            <text:p>http://csys.cosmobots.eu:3000/issues/3792</text:p>
          </table:table-cell>
          <table:table-cell office:value-type="float" office:value="3792">
            <text:p>3792</text:p>
          </table:table-cell>
          <table:table-cell office:value-type="string">
            <text:p>OSI-0131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3">
            <text:p>3793</text:p>
          </table:table-cell>
          <table:table-cell office:value-type="string">
            <text:p>http://csys.cosmobots.eu:3000/issues/3793</text:p>
          </table:table-cell>
          <table:table-cell office:value-type="float" office:value="3793">
            <text:p>3793</text:p>
          </table:table-cell>
          <table:table-cell office:value-type="string">
            <text:p>OSI-0132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3">
            <text:p>3803</text:p>
          </table:table-cell>
          <table:table-cell office:value-type="string">
            <text:p>http://csys.cosmobots.eu:3000/issues/3803</text:p>
          </table:table-cell>
          <table:table-cell office:value-type="float" office:value="3803">
            <text:p>3803</text:p>
          </table:table-cell>
          <table:table-cell office:value-type="string">
            <text:p>OSI-0142</text:p>
          </table:table-cell>
          <table:table-cell office:value-type="string">
            <text:p/>
          </table:table-cell>
          <table:table-cell office:value-type="string">
            <text:p>L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4">
            <text:p>5994</text:p>
          </table:table-cell>
          <table:table-cell office:value-type="string">
            <text:p>http://csys.cosmobots.eu:3000/issues/5994</text:p>
          </table:table-cell>
          <table:table-cell office:value-type="float" office:value="5994">
            <text:p>5994</text:p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>FP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9">
            <text:p>3799</text:p>
          </table:table-cell>
          <table:table-cell office:value-type="string">
            <text:p>http://csys.cosmobots.eu:3000/issues/3799</text:p>
          </table:table-cell>
          <table:table-cell office:value-type="float" office:value="3799">
            <text:p>3799</text:p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>FocalPlaneElemen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5">
            <text:p>3675</text:p>
          </table:table-cell>
          <table:table-cell office:value-type="string">
            <text:p>http://csys.cosmobots.eu:3000/issues/3675</text:p>
          </table:table-cell>
          <table:table-cell office:value-type="float" office:value="3675">
            <text:p>3675</text:p>
          </table:table-cell>
          <table:table-cell office:value-type="string">
            <text:p>OSI-0014</text:p>
          </table:table-cell>
          <table:table-cell office:value-type="string">
            <text:p/>
          </table:table-cell>
          <table:table-cell office:value-type="string">
            <text:p>NoDispers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144,OSI-0145,OSI-0389,OSI-0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6">
            <text:p>3676</text:p>
          </table:table-cell>
          <table:table-cell office:value-type="string">
            <text:p>http://csys.cosmobots.eu:3000/issues/3676</text:p>
          </table:table-cell>
          <table:table-cell office:value-type="float" office:value="3676">
            <text:p>3676</text:p>
          </table:table-cell>
          <table:table-cell office:value-type="string">
            <text:p>OSI-0015</text:p>
          </table:table-cell>
          <table:table-cell office:value-type="string">
            <text:p/>
          </table:table-cell>
          <table:table-cell office:value-type="string">
            <text:p>R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14,OSI-0515,OSI-0516,OSI-0517,OSI-0518,OSI-0519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7">
            <text:p>3807</text:p>
          </table:table-cell>
          <table:table-cell office:value-type="string">
            <text:p>http://csys.cosmobots.eu:3000/issues/3807</text:p>
          </table:table-cell>
          <table:table-cell office:value-type="float" office:value="3807">
            <text:p>3807</text:p>
          </table:table-cell>
          <table:table-cell office:value-type="string">
            <text:p>OSI-0146</text:p>
          </table:table-cell>
          <table:table-cell office:value-type="string">
            <text:p/>
          </table:table-cell>
          <table:table-cell office:value-type="string">
            <text:p>Grism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90,OSI-0143,OSI-0145,OSI-0144,OSI-03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7">
            <text:p>3677</text:p>
          </table:table-cell>
          <table:table-cell office:value-type="string">
            <text:p>http://csys.cosmobots.eu:3000/issues/3677</text:p>
          </table:table-cell>
          <table:table-cell office:value-type="float" office:value="3677">
            <text:p>3677</text:p>
          </table:table-cell>
          <table:table-cell office:value-type="string">
            <text:p>OSI-0016</text:p>
          </table:table-cell>
          <table:table-cell office:value-type="string">
            <text:p/>
          </table:table-cell>
          <table:table-cell office:value-type="string">
            <text:p>B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48,OSI-0549,OSI-0550,OSI-0551,OSI-0552,OSI-0553,OSI-0572,OSI-0573,OSI-0574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8">
            <text:p>3678</text:p>
          </table:table-cell>
          <table:table-cell office:value-type="string">
            <text:p>http://csys.cosmobots.eu:3000/issues/3678</text:p>
          </table:table-cell>
          <table:table-cell office:value-type="float" office:value="3678">
            <text:p>3678</text:p>
          </table:table-cell>
          <table:table-cell office:value-type="string">
            <text:p>OSI-0017</text:p>
          </table:table-cell>
          <table:table-cell office:value-type="string">
            <text:p/>
          </table:table-cell>
          <table:table-cell office:value-type="string">
            <text:p>R3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9">
            <text:p>3679</text:p>
          </table:table-cell>
          <table:table-cell office:value-type="string">
            <text:p>http://csys.cosmobots.eu:3000/issues/3679</text:p>
          </table:table-cell>
          <table:table-cell office:value-type="float" office:value="3679">
            <text:p>3679</text:p>
          </table:table-cell>
          <table:table-cell office:value-type="string">
            <text:p>OSI-0018</text:p>
          </table:table-cell>
          <table:table-cell office:value-type="string">
            <text:p/>
          </table:table-cell>
          <table:table-cell office:value-type="string">
            <text:p>R3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0">
            <text:p>3680</text:p>
          </table:table-cell>
          <table:table-cell office:value-type="string">
            <text:p>http://csys.cosmobots.eu:3000/issues/3680</text:p>
          </table:table-cell>
          <table:table-cell office:value-type="float" office:value="3680">
            <text:p>3680</text:p>
          </table:table-cell>
          <table:table-cell office:value-type="string">
            <text:p>OSI-0019</text:p>
          </table:table-cell>
          <table:table-cell office:value-type="string">
            <text:p/>
          </table:table-cell>
          <table:table-cell office:value-type="string">
            <text:p>R5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1">
            <text:p>3681</text:p>
          </table:table-cell>
          <table:table-cell office:value-type="string">
            <text:p>http://csys.cosmobots.eu:3000/issues/3681</text:p>
          </table:table-cell>
          <table:table-cell office:value-type="float" office:value="3681">
            <text:p>3681</text:p>
          </table:table-cell>
          <table:table-cell office:value-type="string">
            <text:p>OSI-0020</text:p>
          </table:table-cell>
          <table:table-cell office:value-type="string">
            <text:p/>
          </table:table-cell>
          <table:table-cell office:value-type="string">
            <text:p>R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2">
            <text:p>3682</text:p>
          </table:table-cell>
          <table:table-cell office:value-type="string">
            <text:p>http://csys.cosmobots.eu:3000/issues/3682</text:p>
          </table:table-cell>
          <table:table-cell office:value-type="float" office:value="3682">
            <text:p>3682</text:p>
          </table:table-cell>
          <table:table-cell office:value-type="string">
            <text:p>OSI-0021</text:p>
          </table:table-cell>
          <table:table-cell office:value-type="string">
            <text:p/>
          </table:table-cell>
          <table:table-cell office:value-type="string">
            <text:p>R1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3">
            <text:p>3683</text:p>
          </table:table-cell>
          <table:table-cell office:value-type="string">
            <text:p>http://csys.cosmobots.eu:3000/issues/3683</text:p>
          </table:table-cell>
          <table:table-cell office:value-type="float" office:value="3683">
            <text:p>3683</text:p>
          </table:table-cell>
          <table:table-cell office:value-type="string">
            <text:p>OSI-0022</text:p>
          </table:table-cell>
          <table:table-cell office:value-type="string">
            <text:p/>
          </table:table-cell>
          <table:table-cell office:value-type="string">
            <text:p>R10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4">
            <text:p>3684</text:p>
          </table:table-cell>
          <table:table-cell office:value-type="string">
            <text:p>http://csys.cosmobots.eu:3000/issues/3684</text:p>
          </table:table-cell>
          <table:table-cell office:value-type="float" office:value="3684">
            <text:p>3684</text:p>
          </table:table-cell>
          <table:table-cell office:value-type="string">
            <text:p>OSI-0023</text:p>
          </table:table-cell>
          <table:table-cell office:value-type="string">
            <text:p/>
          </table:table-cell>
          <table:table-cell office:value-type="string">
            <text:p>R2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5">
            <text:p>3685</text:p>
          </table:table-cell>
          <table:table-cell office:value-type="string">
            <text:p>http://csys.cosmobots.eu:3000/issues/3685</text:p>
          </table:table-cell>
          <table:table-cell office:value-type="float" office:value="3685">
            <text:p>3685</text:p>
          </table:table-cell>
          <table:table-cell office:value-type="string">
            <text:p>OSI-0024</text:p>
          </table:table-cell>
          <table:table-cell office:value-type="string">
            <text:p/>
          </table:table-cell>
          <table:table-cell office:value-type="string">
            <text:p>R2500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6">
            <text:p>3686</text:p>
          </table:table-cell>
          <table:table-cell office:value-type="string">
            <text:p>http://csys.cosmobots.eu:3000/issues/3686</text:p>
          </table:table-cell>
          <table:table-cell office:value-type="float" office:value="3686">
            <text:p>3686</text:p>
          </table:table-cell>
          <table:table-cell office:value-type="string">
            <text:p>OSI-0025</text:p>
          </table:table-cell>
          <table:table-cell office:value-type="string">
            <text:p/>
          </table:table-cell>
          <table:table-cell office:value-type="string">
            <text:p>R2500V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7">
            <text:p>3687</text:p>
          </table:table-cell>
          <table:table-cell office:value-type="string">
            <text:p>http://csys.cosmobots.eu:3000/issues/3687</text:p>
          </table:table-cell>
          <table:table-cell office:value-type="float" office:value="3687">
            <text:p>3687</text:p>
          </table:table-cell>
          <table:table-cell office:value-type="string">
            <text:p>OSI-0026</text:p>
          </table:table-cell>
          <table:table-cell office:value-type="string">
            <text:p/>
          </table:table-cell>
          <table:table-cell office:value-type="string">
            <text:p>R2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8">
            <text:p>3688</text:p>
          </table:table-cell>
          <table:table-cell office:value-type="string">
            <text:p>http://csys.cosmobots.eu:3000/issues/3688</text:p>
          </table:table-cell>
          <table:table-cell office:value-type="float" office:value="3688">
            <text:p>3688</text:p>
          </table:table-cell>
          <table:table-cell office:value-type="string">
            <text:p>OSI-0027</text:p>
          </table:table-cell>
          <table:table-cell office:value-type="string">
            <text:p/>
          </table:table-cell>
          <table:table-cell office:value-type="string">
            <text:p>R2500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1">
            <text:p>3801</text:p>
          </table:table-cell>
          <table:table-cell office:value-type="string">
            <text:p>http://csys.cosmobots.eu:3000/issues/3801</text:p>
          </table:table-cell>
          <table:table-cell office:value-type="float" office:value="3801">
            <text:p>3801</text:p>
          </table:table-cell>
          <table:table-cell office:value-type="string">
            <text:p>OSI-0140</text:p>
          </table:table-cell>
          <table:table-cell office:value-type="string">
            <text:p/>
          </table:table-cell>
          <table:table-cell office:value-type="string">
            <text:p>Grisms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21,OSI-0017,OSI-0024,OSI-0019,OSI-0023,OSI-0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4">
            <text:p>4054</text:p>
          </table:table-cell>
          <table:table-cell office:value-type="string">
            <text:p>http://csys.cosmobots.eu:3000/issues/4054</text:p>
          </table:table-cell>
          <table:table-cell office:value-type="float" office:value="4054">
            <text:p>4054</text:p>
          </table:table-cell>
          <table:table-cell office:value-type="string">
            <text:p>OSI-0393</text:p>
          </table:table-cell>
          <table:table-cell office:value-type="string">
            <text:p/>
          </table:table-cell>
          <table:table-cell office:value-type="string">
            <text:p>Grisms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18,OSI-0026,OSI-0022,OSI-0027,OSI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5">
            <text:p>4055</text:p>
          </table:table-cell>
          <table:table-cell office:value-type="string">
            <text:p>http://csys.cosmobots.eu:3000/issues/4055</text:p>
          </table:table-cell>
          <table:table-cell office:value-type="float" office:value="4055">
            <text:p>4055</text:p>
          </table:table-cell>
          <table:table-cell office:value-type="string">
            <text:p>OSI-0394</text:p>
          </table:table-cell>
          <table:table-cell office:value-type="string">
            <text:p/>
          </table:table-cell>
          <table:table-cell office:value-type="string">
            <text:p>Grism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2">
            <text:p>4162</text:p>
          </table:table-cell>
          <table:table-cell office:value-type="string">
            <text:p>http://csys.cosmobots.eu:3000/issues/4162</text:p>
          </table:table-cell>
          <table:table-cell office:value-type="float" office:value="4162">
            <text:p>4162</text:p>
          </table:table-cell>
          <table:table-cell office:value-type="string">
            <text:p>OSI-0501</text:p>
          </table:table-cell>
          <table:table-cell office:value-type="string">
            <text:p/>
          </table:table-cell>
          <table:table-cell office:value-type="string">
            <text:p>GrismB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3,OSI-0144,OSI-0145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3">
            <text:p>4163</text:p>
          </table:table-cell>
          <table:table-cell office:value-type="string">
            <text:p>http://csys.cosmobots.eu:3000/issues/4163</text:p>
          </table:table-cell>
          <table:table-cell office:value-type="float" office:value="4163">
            <text:p>4163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>Range2.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2.0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4">
            <text:p>4164</text:p>
          </table:table-cell>
          <table:table-cell office:value-type="string">
            <text:p>http://csys.cosmobots.eu:3000/issues/4164</text:p>
          </table:table-cell>
          <table:table-cell office:value-type="float" office:value="4164">
            <text:p>4164</text:p>
          </table:table-cell>
          <table:table-cell office:value-type="string">
            <text:p>OSI-0503</text:p>
          </table:table-cell>
          <table:table-cell office:value-type="string">
            <text:p/>
          </table:table-cell>
          <table:table-cell office:value-type="string">
            <text:p>l2.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5">
            <text:p>4165</text:p>
          </table:table-cell>
          <table:table-cell office:value-type="string">
            <text:p>http://csys.cosmobots.eu:3000/issues/4165</text:p>
          </table:table-cell>
          <table:table-cell office:value-type="float" office:value="4165">
            <text:p>4165</text:p>
          </table:table-cell>
          <table:table-cell office:value-type="string">
            <text:p>OSI-0504</text:p>
          </table:table-cell>
          <table:table-cell office:value-type="string">
            <text:p/>
          </table:table-cell>
          <table:table-cell office:value-type="string">
            <text:p>l1.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6">
            <text:p>4166</text:p>
          </table:table-cell>
          <table:table-cell office:value-type="string">
            <text:p>http://csys.cosmobots.eu:3000/issues/4166</text:p>
          </table:table-cell>
          <table:table-cell office:value-type="float" office:value="4166">
            <text:p>4166</text:p>
          </table:table-cell>
          <table:table-cell office:value-type="string">
            <text:p>OSI-0505</text:p>
          </table:table-cell>
          <table:table-cell office:value-type="string">
            <text:p/>
          </table:table-cell>
          <table:table-cell office:value-type="string">
            <text:p>l1.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7">
            <text:p>4167</text:p>
          </table:table-cell>
          <table:table-cell office:value-type="string">
            <text:p>http://csys.cosmobots.eu:3000/issues/4167</text:p>
          </table:table-cell>
          <table:table-cell office:value-type="float" office:value="4167">
            <text:p>4167</text:p>
          </table:table-cell>
          <table:table-cell office:value-type="string">
            <text:p>OSI-0506</text:p>
          </table:table-cell>
          <table:table-cell office:value-type="string">
            <text:p/>
          </table:table-cell>
          <table:table-cell office:value-type="string">
            <text:p>l1.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8">
            <text:p>4168</text:p>
          </table:table-cell>
          <table:table-cell office:value-type="string">
            <text:p>http://csys.cosmobots.eu:3000/issues/4168</text:p>
          </table:table-cell>
          <table:table-cell office:value-type="float" office:value="4168">
            <text:p>4168</text:p>
          </table:table-cell>
          <table:table-cell office:value-type="string">
            <text:p>OSI-0507</text:p>
          </table:table-cell>
          <table:table-cell office:value-type="string">
            <text:p/>
          </table:table-cell>
          <table:table-cell office:value-type="string">
            <text:p>l1.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9">
            <text:p>4169</text:p>
          </table:table-cell>
          <table:table-cell office:value-type="string">
            <text:p>http://csys.cosmobots.eu:3000/issues/4169</text:p>
          </table:table-cell>
          <table:table-cell office:value-type="float" office:value="4169">
            <text:p>4169</text:p>
          </table:table-cell>
          <table:table-cell office:value-type="string">
            <text:p>OSI-0508</text:p>
          </table:table-cell>
          <table:table-cell office:value-type="string">
            <text:p/>
          </table:table-cell>
          <table:table-cell office:value-type="string">
            <text:p>l1.2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0">
            <text:p>4170</text:p>
          </table:table-cell>
          <table:table-cell office:value-type="string">
            <text:p>http://csys.cosmobots.eu:3000/issues/4170</text:p>
          </table:table-cell>
          <table:table-cell office:value-type="float" office:value="4170">
            <text:p>4170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>Range1.5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1">
            <text:p>4171</text:p>
          </table:table-cell>
          <table:table-cell office:value-type="string">
            <text:p>http://csys.cosmobots.eu:3000/issues/4171</text:p>
          </table:table-cell>
          <table:table-cell office:value-type="float" office:value="4171">
            <text:p>4171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>Range1.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2">
            <text:p>4172</text:p>
          </table:table-cell>
          <table:table-cell office:value-type="string">
            <text:p>http://csys.cosmobots.eu:3000/issues/4172</text:p>
          </table:table-cell>
          <table:table-cell office:value-type="float" office:value="4172">
            <text:p>4172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>Range1.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3">
            <text:p>4173</text:p>
          </table:table-cell>
          <table:table-cell office:value-type="string">
            <text:p>http://csys.cosmobots.eu:3000/issues/4173</text:p>
          </table:table-cell>
          <table:table-cell office:value-type="float" office:value="4173">
            <text:p>4173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>Range1.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5">
            <text:p>0.85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4">
            <text:p>4174</text:p>
          </table:table-cell>
          <table:table-cell office:value-type="string">
            <text:p>http://csys.cosmobots.eu:3000/issues/4174</text:p>
          </table:table-cell>
          <table:table-cell office:value-type="float" office:value="4174">
            <text:p>4174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>Range1.2b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5">
            <text:p>4175</text:p>
          </table:table-cell>
          <table:table-cell office:value-type="string">
            <text:p>http://csys.cosmobots.eu:3000/issues/4175</text:p>
          </table:table-cell>
          <table:table-cell office:value-type="float" office:value="4175">
            <text:p>4175</text:p>
          </table:table-cell>
          <table:table-cell office:value-type="string">
            <text:p>OSI-0514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1,OSI-05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6">
            <text:p>4176</text:p>
          </table:table-cell>
          <table:table-cell office:value-type="string">
            <text:p>http://csys.cosmobots.eu:3000/issues/4176</text:p>
          </table:table-cell>
          <table:table-cell office:value-type="float" office:value="4176">
            <text:p>4176</text:p>
          </table:table-cell>
          <table:table-cell office:value-type="string">
            <text:p>OSI-0515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2,OSI-05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7">
            <text:p>4177</text:p>
          </table:table-cell>
          <table:table-cell office:value-type="string">
            <text:p>http://csys.cosmobots.eu:3000/issues/4177</text:p>
          </table:table-cell>
          <table:table-cell office:value-type="float" office:value="4177">
            <text:p>4177</text:p>
          </table:table-cell>
          <table:table-cell office:value-type="string">
            <text:p>OSI-0516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3,OSI-05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8">
            <text:p>4178</text:p>
          </table:table-cell>
          <table:table-cell office:value-type="string">
            <text:p>http://csys.cosmobots.eu:3000/issues/4178</text:p>
          </table:table-cell>
          <table:table-cell office:value-type="float" office:value="4178">
            <text:p>4178</text:p>
          </table:table-cell>
          <table:table-cell office:value-type="string">
            <text:p>OSI-0517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4,OSI-05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9">
            <text:p>4179</text:p>
          </table:table-cell>
          <table:table-cell office:value-type="string">
            <text:p>http://csys.cosmobots.eu:3000/issues/4179</text:p>
          </table:table-cell>
          <table:table-cell office:value-type="float" office:value="4179">
            <text:p>4179</text:p>
          </table:table-cell>
          <table:table-cell office:value-type="string">
            <text:p>OSI-0518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5,OSI-05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0">
            <text:p>4180</text:p>
          </table:table-cell>
          <table:table-cell office:value-type="string">
            <text:p>http://csys.cosmobots.eu:3000/issues/4180</text:p>
          </table:table-cell>
          <table:table-cell office:value-type="float" office:value="4180">
            <text:p>4180</text:p>
          </table:table-cell>
          <table:table-cell office:value-type="string">
            <text:p>OSI-0519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6,OSI-05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1">
            <text:p>4181</text:p>
          </table:table-cell>
          <table:table-cell office:value-type="string">
            <text:p>http://csys.cosmobots.eu:3000/issues/4181</text:p>
          </table:table-cell>
          <table:table-cell office:value-type="float" office:value="4181">
            <text:p>4181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>Range65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1.0">
            <text:p>651.0</text:p>
          </table:table-cell>
          <table:table-cell office:value-type="float" office:value="700.0">
            <text:p>700.0</text:p>
          </table:table-cell>
          <table:table-cell office:value-type="float" office:value="799.9">
            <text:p>79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2">
            <text:p>4182</text:p>
          </table:table-cell>
          <table:table-cell office:value-type="string">
            <text:p>http://csys.cosmobots.eu:3000/issues/4182</text:p>
          </table:table-cell>
          <table:table-cell office:value-type="float" office:value="4182">
            <text:p>4182</text:p>
          </table:table-cell>
          <table:table-cell office:value-type="string">
            <text:p>OSI-0521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3">
            <text:p>4183</text:p>
          </table:table-cell>
          <table:table-cell office:value-type="string">
            <text:p>http://csys.cosmobots.eu:3000/issues/4183</text:p>
          </table:table-cell>
          <table:table-cell office:value-type="float" office:value="4183">
            <text:p>4183</text:p>
          </table:table-cell>
          <table:table-cell office:value-type="string">
            <text:p>OSI-0522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4">
            <text:p>4184</text:p>
          </table:table-cell>
          <table:table-cell office:value-type="string">
            <text:p>http://csys.cosmobots.eu:3000/issues/4184</text:p>
          </table:table-cell>
          <table:table-cell office:value-type="float" office:value="4184">
            <text:p>4184</text:p>
          </table:table-cell>
          <table:table-cell office:value-type="string">
            <text:p>OSI-0523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5">
            <text:p>4185</text:p>
          </table:table-cell>
          <table:table-cell office:value-type="string">
            <text:p>http://csys.cosmobots.eu:3000/issues/4185</text:p>
          </table:table-cell>
          <table:table-cell office:value-type="float" office:value="4185">
            <text:p>4185</text:p>
          </table:table-cell>
          <table:table-cell office:value-type="string">
            <text:p>OSI-0524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6">
            <text:p>4186</text:p>
          </table:table-cell>
          <table:table-cell office:value-type="string">
            <text:p>http://csys.cosmobots.eu:3000/issues/4186</text:p>
          </table:table-cell>
          <table:table-cell office:value-type="float" office:value="4186">
            <text:p>4186</text:p>
          </table:table-cell>
          <table:table-cell office:value-type="string">
            <text:p>OSI-0525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7">
            <text:p>4187</text:p>
          </table:table-cell>
          <table:table-cell office:value-type="string">
            <text:p>http://csys.cosmobots.eu:3000/issues/4187</text:p>
          </table:table-cell>
          <table:table-cell office:value-type="float" office:value="4187">
            <text:p>4187</text:p>
          </table:table-cell>
          <table:table-cell office:value-type="string">
            <text:p>OSI-0526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8">
            <text:p>4188</text:p>
          </table:table-cell>
          <table:table-cell office:value-type="string">
            <text:p>http://csys.cosmobots.eu:3000/issues/4188</text:p>
          </table:table-cell>
          <table:table-cell office:value-type="float" office:value="4188">
            <text:p>4188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>Range80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0.0">
            <text:p>800.0</text:p>
          </table:table-cell>
          <table:table-cell office:value-type="float" office:value="810.0">
            <text:p>810.0</text:p>
          </table:table-cell>
          <table:table-cell office:value-type="float" office:value="819.9">
            <text:p>81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9">
            <text:p>4189</text:p>
          </table:table-cell>
          <table:table-cell office:value-type="string">
            <text:p>http://csys.cosmobots.eu:3000/issues/4189</text:p>
          </table:table-cell>
          <table:table-cell office:value-type="float" office:value="4189">
            <text:p>4189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>Range82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0.0">
            <text:p>820.0</text:p>
          </table:table-cell>
          <table:table-cell office:value-type="float" office:value="830.0">
            <text:p>830.0</text:p>
          </table:table-cell>
          <table:table-cell office:value-type="float" office:value="839.9">
            <text:p>83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0">
            <text:p>4190</text:p>
          </table:table-cell>
          <table:table-cell office:value-type="string">
            <text:p>http://csys.cosmobots.eu:3000/issues/4190</text:p>
          </table:table-cell>
          <table:table-cell office:value-type="float" office:value="4190">
            <text:p>4190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>Range84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40.0">
            <text:p>840.0</text:p>
          </table:table-cell>
          <table:table-cell office:value-type="float" office:value="860.0">
            <text:p>860.0</text:p>
          </table:table-cell>
          <table:table-cell office:value-type="float" office:value="879.9">
            <text:p>87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1">
            <text:p>4191</text:p>
          </table:table-cell>
          <table:table-cell office:value-type="string">
            <text:p>http://csys.cosmobots.eu:3000/issues/4191</text:p>
          </table:table-cell>
          <table:table-cell office:value-type="float" office:value="4191">
            <text:p>4191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>Range88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0.0">
            <text:p>880.0</text:p>
          </table:table-cell>
          <table:table-cell office:value-type="float" office:value="895.0">
            <text:p>895.0</text:p>
          </table:table-cell>
          <table:table-cell office:value-type="float" office:value="909.9">
            <text:p>9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2">
            <text:p>4192</text:p>
          </table:table-cell>
          <table:table-cell office:value-type="string">
            <text:p>http://csys.cosmobots.eu:3000/issues/4192</text:p>
          </table:table-cell>
          <table:table-cell office:value-type="float" office:value="4192">
            <text:p>4192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>Range9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0.0">
            <text:p>910.0</text:p>
          </table:table-cell>
          <table:table-cell office:value-type="float" office:value="920.0">
            <text:p>920.0</text:p>
          </table:table-cell>
          <table:table-cell office:value-type="float" office:value="934.5">
            <text:p>934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3">
            <text:p>4193</text:p>
          </table:table-cell>
          <table:table-cell office:value-type="string">
            <text:p>http://csys.cosmobots.eu:3000/issues/4193</text:p>
          </table:table-cell>
          <table:table-cell office:value-type="float" office:value="4193">
            <text:p>4193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4">
            <text:p>4194</text:p>
          </table:table-cell>
          <table:table-cell office:value-type="string">
            <text:p>http://csys.cosmobots.eu:3000/issues/4194</text:p>
          </table:table-cell>
          <table:table-cell office:value-type="float" office:value="4194">
            <text:p>4194</text:p>
          </table:table-cell>
          <table:table-cell office:value-type="string">
            <text:p>OSI-0533</text:p>
          </table:table-cell>
          <table:table-cell office:value-type="string">
            <text:p/>
          </table:table-cell>
          <table:table-cell office:value-type="string">
            <text:p>l0.8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5">
            <text:p>4195</text:p>
          </table:table-cell>
          <table:table-cell office:value-type="string">
            <text:p>http://csys.cosmobots.eu:3000/issues/4195</text:p>
          </table:table-cell>
          <table:table-cell office:value-type="float" office:value="4195">
            <text:p>4195</text:p>
          </table:table-cell>
          <table:table-cell office:value-type="string">
            <text:p>OSI-0534</text:p>
          </table:table-cell>
          <table:table-cell office:value-type="string">
            <text:p/>
          </table:table-cell>
          <table:table-cell office:value-type="string">
            <text:p>l0.8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7">
            <text:p>4197</text:p>
          </table:table-cell>
          <table:table-cell office:value-type="string">
            <text:p>http://csys.cosmobots.eu:3000/issues/4197</text:p>
          </table:table-cell>
          <table:table-cell office:value-type="float" office:value="4197">
            <text:p>4197</text:p>
          </table:table-cell>
          <table:table-cell office:value-type="string">
            <text:p>OSI-0536</text:p>
          </table:table-cell>
          <table:table-cell office:value-type="string">
            <text:p/>
          </table:table-cell>
          <table:table-cell office:value-type="string">
            <text:p>l0.5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8">
            <text:p>4198</text:p>
          </table:table-cell>
          <table:table-cell office:value-type="string">
            <text:p>http://csys.cosmobots.eu:3000/issues/4198</text:p>
          </table:table-cell>
          <table:table-cell office:value-type="float" office:value="4198">
            <text:p>4198</text:p>
          </table:table-cell>
          <table:table-cell office:value-type="string">
            <text:p>OSI-0537</text:p>
          </table:table-cell>
          <table:table-cell office:value-type="string">
            <text:p/>
          </table:table-cell>
          <table:table-cell office:value-type="string">
            <text:p>l0.4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0">
            <text:p>4200</text:p>
          </table:table-cell>
          <table:table-cell office:value-type="string">
            <text:p>http://csys.cosmobots.eu:3000/issues/4200</text:p>
          </table:table-cell>
          <table:table-cell office:value-type="float" office:value="4200">
            <text:p>4200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>0.8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1">
            <text:p>4201</text:p>
          </table:table-cell>
          <table:table-cell office:value-type="string">
            <text:p>http://csys.cosmobots.eu:3000/issues/4201</text:p>
          </table:table-cell>
          <table:table-cell office:value-type="float" office:value="4201">
            <text:p>4201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>0.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2">
            <text:p>4202</text:p>
          </table:table-cell>
          <table:table-cell office:value-type="string">
            <text:p>http://csys.cosmobots.eu:3000/issues/4202</text:p>
          </table:table-cell>
          <table:table-cell office:value-type="float" office:value="4202">
            <text:p>4202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>0.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3">
            <text:p>4203</text:p>
          </table:table-cell>
          <table:table-cell office:value-type="string">
            <text:p>http://csys.cosmobots.eu:3000/issues/4203</text:p>
          </table:table-cell>
          <table:table-cell office:value-type="float" office:value="4203">
            <text:p>4203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>0.7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4">
            <text:p>4204</text:p>
          </table:table-cell>
          <table:table-cell office:value-type="string">
            <text:p>http://csys.cosmobots.eu:3000/issues/4204</text:p>
          </table:table-cell>
          <table:table-cell office:value-type="float" office:value="4204">
            <text:p>4204</text:p>
          </table:table-cell>
          <table:table-cell office:value-type="string">
            <text:p>OSI-0543</text:p>
          </table:table-cell>
          <table:table-cell office:value-type="string">
            <text:p/>
          </table:table-cell>
          <table:table-cell office:value-type="string">
            <text:p>l0.7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5">
            <text:p>4205</text:p>
          </table:table-cell>
          <table:table-cell office:value-type="string">
            <text:p>http://csys.cosmobots.eu:3000/issues/4205</text:p>
          </table:table-cell>
          <table:table-cell office:value-type="float" office:value="4205">
            <text:p>4205</text:p>
          </table:table-cell>
          <table:table-cell office:value-type="string">
            <text:p>OSI-0544</text:p>
          </table:table-cell>
          <table:table-cell office:value-type="string">
            <text:p/>
          </table:table-cell>
          <table:table-cell office:value-type="string">
            <text:p>l0.9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6">
            <text:p>4206</text:p>
          </table:table-cell>
          <table:table-cell office:value-type="string">
            <text:p>http://csys.cosmobots.eu:3000/issues/4206</text:p>
          </table:table-cell>
          <table:table-cell office:value-type="float" office:value="4206">
            <text:p>4206</text:p>
          </table:table-cell>
          <table:table-cell office:value-type="string">
            <text:p>OSI-0545</text:p>
          </table:table-cell>
          <table:table-cell office:value-type="string">
            <text:p/>
          </table:table-cell>
          <table:table-cell office:value-type="string">
            <text:p>l1.1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7">
            <text:p>4207</text:p>
          </table:table-cell>
          <table:table-cell office:value-type="string">
            <text:p>http://csys.cosmobots.eu:3000/issues/4207</text:p>
          </table:table-cell>
          <table:table-cell office:value-type="float" office:value="4207">
            <text:p>4207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>0.9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8">
            <text:p>4208</text:p>
          </table:table-cell>
          <table:table-cell office:value-type="string">
            <text:p>http://csys.cosmobots.eu:3000/issues/4208</text:p>
          </table:table-cell>
          <table:table-cell office:value-type="float" office:value="4208">
            <text:p>4208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>1.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9">
            <text:p>4209</text:p>
          </table:table-cell>
          <table:table-cell office:value-type="string">
            <text:p>http://csys.cosmobots.eu:3000/issues/4209</text:p>
          </table:table-cell>
          <table:table-cell office:value-type="float" office:value="4209">
            <text:p>4209</text:p>
          </table:table-cell>
          <table:table-cell office:value-type="string">
            <text:p>OSI-0548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5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0">
            <text:p>4210</text:p>
          </table:table-cell>
          <table:table-cell office:value-type="string">
            <text:p>http://csys.cosmobots.eu:3000/issues/4210</text:p>
          </table:table-cell>
          <table:table-cell office:value-type="float" office:value="4210">
            <text:p>4210</text:p>
          </table:table-cell>
          <table:table-cell office:value-type="string">
            <text:p>OSI-0549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6,OSI-05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1">
            <text:p>4211</text:p>
          </table:table-cell>
          <table:table-cell office:value-type="string">
            <text:p>http://csys.cosmobots.eu:3000/issues/4211</text:p>
          </table:table-cell>
          <table:table-cell office:value-type="float" office:value="4211">
            <text:p>4211</text:p>
          </table:table-cell>
          <table:table-cell office:value-type="string">
            <text:p>OSI-0550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7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2">
            <text:p>4212</text:p>
          </table:table-cell>
          <table:table-cell office:value-type="string">
            <text:p>http://csys.cosmobots.eu:3000/issues/4212</text:p>
          </table:table-cell>
          <table:table-cell office:value-type="float" office:value="4212">
            <text:p>4212</text:p>
          </table:table-cell>
          <table:table-cell office:value-type="string">
            <text:p>OSI-0551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8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3">
            <text:p>4213</text:p>
          </table:table-cell>
          <table:table-cell office:value-type="string">
            <text:p>http://csys.cosmobots.eu:3000/issues/4213</text:p>
          </table:table-cell>
          <table:table-cell office:value-type="float" office:value="4213">
            <text:p>4213</text:p>
          </table:table-cell>
          <table:table-cell office:value-type="string">
            <text:p>OSI-0552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9,OSI-05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4">
            <text:p>4214</text:p>
          </table:table-cell>
          <table:table-cell office:value-type="string">
            <text:p>http://csys.cosmobots.eu:3000/issues/4214</text:p>
          </table:table-cell>
          <table:table-cell office:value-type="float" office:value="4214">
            <text:p>4214</text:p>
          </table:table-cell>
          <table:table-cell office:value-type="string">
            <text:p>OSI-0553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0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5">
            <text:p>4215</text:p>
          </table:table-cell>
          <table:table-cell office:value-type="string">
            <text:p>http://csys.cosmobots.eu:3000/issues/4215</text:p>
          </table:table-cell>
          <table:table-cell office:value-type="float" office:value="4215">
            <text:p>4215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>Range44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8.0">
            <text:p>448.0</text:p>
          </table:table-cell>
          <table:table-cell office:value-type="float" office:value="454.0">
            <text:p>454.0</text:p>
          </table:table-cell>
          <table:table-cell office:value-type="float" office:value="463.9">
            <text:p>46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6">
            <text:p>4216</text:p>
          </table:table-cell>
          <table:table-cell office:value-type="string">
            <text:p>http://csys.cosmobots.eu:3000/issues/4216</text:p>
          </table:table-cell>
          <table:table-cell office:value-type="float" office:value="4216">
            <text:p>4216</text:p>
          </table:table-cell>
          <table:table-cell office:value-type="string">
            <text:p>OSI-0555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7">
            <text:p>4217</text:p>
          </table:table-cell>
          <table:table-cell office:value-type="string">
            <text:p>http://csys.cosmobots.eu:3000/issues/4217</text:p>
          </table:table-cell>
          <table:table-cell office:value-type="float" office:value="4217">
            <text:p>4217</text:p>
          </table:table-cell>
          <table:table-cell office:value-type="string">
            <text:p>OSI-0556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8">
            <text:p>4218</text:p>
          </table:table-cell>
          <table:table-cell office:value-type="string">
            <text:p>http://csys.cosmobots.eu:3000/issues/4218</text:p>
          </table:table-cell>
          <table:table-cell office:value-type="float" office:value="4218">
            <text:p>4218</text:p>
          </table:table-cell>
          <table:table-cell office:value-type="string">
            <text:p>OSI-0557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9">
            <text:p>4219</text:p>
          </table:table-cell>
          <table:table-cell office:value-type="string">
            <text:p>http://csys.cosmobots.eu:3000/issues/4219</text:p>
          </table:table-cell>
          <table:table-cell office:value-type="float" office:value="4219">
            <text:p>4219</text:p>
          </table:table-cell>
          <table:table-cell office:value-type="string">
            <text:p>OSI-0558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0">
            <text:p>4220</text:p>
          </table:table-cell>
          <table:table-cell office:value-type="string">
            <text:p>http://csys.cosmobots.eu:3000/issues/4220</text:p>
          </table:table-cell>
          <table:table-cell office:value-type="float" office:value="4220">
            <text:p>4220</text:p>
          </table:table-cell>
          <table:table-cell office:value-type="string">
            <text:p>OSI-0559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1">
            <text:p>4221</text:p>
          </table:table-cell>
          <table:table-cell office:value-type="string">
            <text:p>http://csys.cosmobots.eu:3000/issues/4221</text:p>
          </table:table-cell>
          <table:table-cell office:value-type="float" office:value="4221">
            <text:p>4221</text:p>
          </table:table-cell>
          <table:table-cell office:value-type="string">
            <text:p>OSI-0560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2">
            <text:p>4222</text:p>
          </table:table-cell>
          <table:table-cell office:value-type="string">
            <text:p>http://csys.cosmobots.eu:3000/issues/4222</text:p>
          </table:table-cell>
          <table:table-cell office:value-type="float" office:value="4222">
            <text:p>4222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>Range46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4.0">
            <text:p>464.0</text:p>
          </table:table-cell>
          <table:table-cell office:value-type="float" office:value="472.0">
            <text:p>472.0</text:p>
          </table:table-cell>
          <table:table-cell office:value-type="float" office:value="480.9">
            <text:p>480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3">
            <text:p>4223</text:p>
          </table:table-cell>
          <table:table-cell office:value-type="string">
            <text:p>http://csys.cosmobots.eu:3000/issues/4223</text:p>
          </table:table-cell>
          <table:table-cell office:value-type="float" office:value="4223">
            <text:p>4223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>Range48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1.0">
            <text:p>481.0</text:p>
          </table:table-cell>
          <table:table-cell office:value-type="float" office:value="492.0">
            <text:p>492.0</text:p>
          </table:table-cell>
          <table:table-cell office:value-type="float" office:value="502.9">
            <text:p>50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4">
            <text:p>4224</text:p>
          </table:table-cell>
          <table:table-cell office:value-type="string">
            <text:p>http://csys.cosmobots.eu:3000/issues/4224</text:p>
          </table:table-cell>
          <table:table-cell office:value-type="float" office:value="4224">
            <text:p>4224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>Range50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3.0">
            <text:p>503.0</text:p>
          </table:table-cell>
          <table:table-cell office:value-type="float" office:value="514.0">
            <text:p>514.0</text:p>
          </table:table-cell>
          <table:table-cell office:value-type="float" office:value="521.9">
            <text:p>52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5">
            <text:p>4225</text:p>
          </table:table-cell>
          <table:table-cell office:value-type="string">
            <text:p>http://csys.cosmobots.eu:3000/issues/4225</text:p>
          </table:table-cell>
          <table:table-cell office:value-type="float" office:value="4225">
            <text:p>4225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>Range52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2.0">
            <text:p>522.0</text:p>
          </table:table-cell>
          <table:table-cell office:value-type="float" office:value="536.0">
            <text:p>536.0</text:p>
          </table:table-cell>
          <table:table-cell office:value-type="float" office:value="542.9">
            <text:p>54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6">
            <text:p>4226</text:p>
          </table:table-cell>
          <table:table-cell office:value-type="string">
            <text:p>http://csys.cosmobots.eu:3000/issues/4226</text:p>
          </table:table-cell>
          <table:table-cell office:value-type="float" office:value="4226">
            <text:p>4226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>Range54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3.0">
            <text:p>543.0</text:p>
          </table:table-cell>
          <table:table-cell office:value-type="float" office:value="565.0">
            <text:p>565.0</text:p>
          </table:table-cell>
          <table:table-cell office:value-type="float" office:value="583.9">
            <text:p>58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7">
            <text:p>4227</text:p>
          </table:table-cell>
          <table:table-cell office:value-type="string">
            <text:p>http://csys.cosmobots.eu:3000/issues/4227</text:p>
          </table:table-cell>
          <table:table-cell office:value-type="float" office:value="4227">
            <text:p>4227</text:p>
          </table:table-cell>
          <table:table-cell office:value-type="string">
            <text:p>OSI-0566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8">
            <text:p>4228</text:p>
          </table:table-cell>
          <table:table-cell office:value-type="string">
            <text:p>http://csys.cosmobots.eu:3000/issues/4228</text:p>
          </table:table-cell>
          <table:table-cell office:value-type="float" office:value="4228">
            <text:p>4228</text:p>
          </table:table-cell>
          <table:table-cell office:value-type="string">
            <text:p>OSI-0567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9">
            <text:p>4229</text:p>
          </table:table-cell>
          <table:table-cell office:value-type="string">
            <text:p>http://csys.cosmobots.eu:3000/issues/4229</text:p>
          </table:table-cell>
          <table:table-cell office:value-type="float" office:value="4229">
            <text:p>4229</text:p>
          </table:table-cell>
          <table:table-cell office:value-type="string">
            <text:p>OSI-0568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0">
            <text:p>4230</text:p>
          </table:table-cell>
          <table:table-cell office:value-type="string">
            <text:p>http://csys.cosmobots.eu:3000/issues/4230</text:p>
          </table:table-cell>
          <table:table-cell office:value-type="float" office:value="4230">
            <text:p>423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>Range58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4.0">
            <text:p>584.0</text:p>
          </table:table-cell>
          <table:table-cell office:value-type="float" office:value="602.0">
            <text:p>602.0</text:p>
          </table:table-cell>
          <table:table-cell office:value-type="float" office:value="609.9">
            <text:p>6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1">
            <text:p>4231</text:p>
          </table:table-cell>
          <table:table-cell office:value-type="string">
            <text:p>http://csys.cosmobots.eu:3000/issues/4231</text:p>
          </table:table-cell>
          <table:table-cell office:value-type="float" office:value="4231">
            <text:p>4231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>Range6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10.0">
            <text:p>610.0</text:p>
          </table:table-cell>
          <table:table-cell office:value-type="float" office:value="622.0">
            <text:p>622.0</text:p>
          </table:table-cell>
          <table:table-cell office:value-type="float" office:value="637.9">
            <text:p>637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2">
            <text:p>4232</text:p>
          </table:table-cell>
          <table:table-cell office:value-type="string">
            <text:p>http://csys.cosmobots.eu:3000/issues/4232</text:p>
          </table:table-cell>
          <table:table-cell office:value-type="float" office:value="4232">
            <text:p>4232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>Range63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38.0">
            <text:p>638.0</text:p>
          </table:table-cell>
          <table:table-cell office:value-type="float" office:value="654.0">
            <text:p>654.0</text:p>
          </table:table-cell>
          <table:table-cell office:value-type="float" office:value="671.0">
            <text:p>67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3">
            <text:p>4233</text:p>
          </table:table-cell>
          <table:table-cell office:value-type="string">
            <text:p>http://csys.cosmobots.eu:3000/issues/4233</text:p>
          </table:table-cell>
          <table:table-cell office:value-type="float" office:value="4233">
            <text:p>4233</text:p>
          </table:table-cell>
          <table:table-cell office:value-type="string">
            <text:p>OSI-0572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6,OSI-05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4">
            <text:p>4234</text:p>
          </table:table-cell>
          <table:table-cell office:value-type="string">
            <text:p>http://csys.cosmobots.eu:3000/issues/4234</text:p>
          </table:table-cell>
          <table:table-cell office:value-type="float" office:value="4234">
            <text:p>4234</text:p>
          </table:table-cell>
          <table:table-cell office:value-type="string">
            <text:p>OSI-0573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7,OSI-05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5">
            <text:p>4235</text:p>
          </table:table-cell>
          <table:table-cell office:value-type="string">
            <text:p>http://csys.cosmobots.eu:3000/issues/4235</text:p>
          </table:table-cell>
          <table:table-cell office:value-type="float" office:value="4235">
            <text:p>4235</text:p>
          </table:table-cell>
          <table:table-cell office:value-type="string">
            <text:p>OSI-0574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8,OSI-05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099">
            <text:p>6099</text:p>
          </table:table-cell>
          <table:table-cell office:value-type="string">
            <text:p>http://csys.cosmobots.eu:3000/issues/6099</text:p>
          </table:table-cell>
          <table:table-cell office:value-type="float" office:value="6099">
            <text:p>6099</text:p>
          </table:table-cell>
          <table:table-cell office:value-type="string">
            <text:p>OP-0105</text:p>
          </table:table-cell>
          <table:table-cell office:value-type="string">
            <text:p/>
          </table:table-cell>
          <table:table-cell office:value-type="string">
            <text:p>R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0">
            <text:p>6100</text:p>
          </table:table-cell>
          <table:table-cell office:value-type="string">
            <text:p>http://csys.cosmobots.eu:3000/issues/6100</text:p>
          </table:table-cell>
          <table:table-cell office:value-type="float" office:value="6100">
            <text:p>6100</text:p>
          </table:table-cell>
          <table:table-cell office:value-type="string">
            <text:p>OP-0106</text:p>
          </table:table-cell>
          <table:table-cell office:value-type="string">
            <text:p/>
          </table:table-cell>
          <table:table-cell office:value-type="string">
            <text:p>B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1">
            <text:p>6101</text:p>
          </table:table-cell>
          <table:table-cell office:value-type="string">
            <text:p>http://csys.cosmobots.eu:3000/issues/6101</text:p>
          </table:table-cell>
          <table:table-cell office:value-type="float" office:value="6101">
            <text:p>6101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000.0">
            <text:p>25000.0</text:p>
          </table:table-cell>
          <table:table-cell office:value-type="float" office:value="29000.0">
            <text:p>29000.0</text:p>
          </table:table-cell>
          <table:table-cell office:value-type="float" office:value="45000.0">
            <text:p>45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2">
            <text:p>6102</text:p>
          </table:table-cell>
          <table:table-cell office:value-type="string">
            <text:p>http://csys.cosmobots.eu:3000/issues/6102</text:p>
          </table:table-cell>
          <table:table-cell office:value-type="float" office:value="6102">
            <text:p>6102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7">
            <text:p>3797</text:p>
          </table:table-cell>
          <table:table-cell office:value-type="string">
            <text:p>http://csys.cosmobots.eu:3000/issues/3797</text:p>
          </table:table-cell>
          <table:table-cell office:value-type="float" office:value="3797">
            <text:p>3797</text:p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>PreOptic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6">
            <text:p>4136</text:p>
          </table:table-cell>
          <table:table-cell office:value-type="string">
            <text:p>http://csys.cosmobots.eu:3000/issues/4136</text:p>
          </table:table-cell>
          <table:table-cell office:value-type="float" office:value="4136">
            <text:p>4136</text:p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>Grism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6">
            <text:p>4236</text:p>
          </table:table-cell>
          <table:table-cell office:value-type="string">
            <text:p>http://csys.cosmobots.eu:3000/issues/4236</text:p>
          </table:table-cell>
          <table:table-cell office:value-type="float" office:value="4236">
            <text:p>4236</text:p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>Red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7">
            <text:p>4237</text:p>
          </table:table-cell>
          <table:table-cell office:value-type="string">
            <text:p>http://csys.cosmobots.eu:3000/issues/4237</text:p>
          </table:table-cell>
          <table:table-cell office:value-type="float" office:value="4237">
            <text:p>4237</text:p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>Red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8">
            <text:p>4238</text:p>
          </table:table-cell>
          <table:table-cell office:value-type="string">
            <text:p>http://csys.cosmobots.eu:3000/issues/4238</text:p>
          </table:table-cell>
          <table:table-cell office:value-type="float" office:value="4238">
            <text:p>4238</text:p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>Red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9">
            <text:p>4239</text:p>
          </table:table-cell>
          <table:table-cell office:value-type="string">
            <text:p>http://csys.cosmobots.eu:3000/issues/4239</text:p>
          </table:table-cell>
          <table:table-cell office:value-type="float" office:value="4239">
            <text:p>4239</text:p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>Blue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0">
            <text:p>4240</text:p>
          </table:table-cell>
          <table:table-cell office:value-type="string">
            <text:p>http://csys.cosmobots.eu:3000/issues/4240</text:p>
          </table:table-cell>
          <table:table-cell office:value-type="float" office:value="4240">
            <text:p>4240</text:p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>Blue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1">
            <text:p>4241</text:p>
          </table:table-cell>
          <table:table-cell office:value-type="string">
            <text:p>http://csys.cosmobots.eu:3000/issues/4241</text:p>
          </table:table-cell>
          <table:table-cell office:value-type="float" office:value="4241">
            <text:p>4241</text:p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>Blue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3">
            <text:p>6103</text:p>
          </table:table-cell>
          <table:table-cell office:value-type="string">
            <text:p>http://csys.cosmobots.eu:3000/issues/6103</text:p>
          </table:table-cell>
          <table:table-cell office:value-type="float" office:value="6103">
            <text:p>6103</text:p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>zzero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9">
            <text:p>4399</text:p>
          </table:table-cell>
          <table:table-cell office:value-type="string">
            <text:p>http://csys.cosmobots.eu:3000/issues/4399</text:p>
          </table:table-cell>
          <table:table-cell office:value-type="float" office:value="4399">
            <text:p>4399</text:p>
          </table:table-cell>
          <table:table-cell office:value-type="string">
            <text:p>OSI-060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5,OSI-0635,OSI-0440,GEOM-0002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5">
            <text:p>4075</text:p>
          </table:table-cell>
          <table:table-cell office:value-type="string">
            <text:p>http://csys.cosmobots.eu:3000/issues/4075</text:p>
          </table:table-cell>
          <table:table-cell office:value-type="float" office:value="4075">
            <text:p>4075</text:p>
          </table:table-cell>
          <table:table-cell office:value-type="string">
            <text:p>OSI-0414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4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1">
            <text:p>4101</text:p>
          </table:table-cell>
          <table:table-cell office:value-type="string">
            <text:p>http://csys.cosmobots.eu:3000/issues/4101</text:p>
          </table:table-cell>
          <table:table-cell office:value-type="float" office:value="4101">
            <text:p>4101</text:p>
          </table:table-cell>
          <table:table-cell office:value-type="string">
            <text:p>OSI-0440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2">
            <text:p>4102</text:p>
          </table:table-cell>
          <table:table-cell office:value-type="string">
            <text:p>http://csys.cosmobots.eu:3000/issues/4102</text:p>
          </table:table-cell>
          <table:table-cell office:value-type="float" office:value="4102">
            <text:p>4102</text:p>
          </table:table-cell>
          <table:table-cell office:value-type="string">
            <text:p>OSI-0441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3">
            <text:p>4103</text:p>
          </table:table-cell>
          <table:table-cell office:value-type="string">
            <text:p>http://csys.cosmobots.eu:3000/issues/4103</text:p>
          </table:table-cell>
          <table:table-cell office:value-type="float" office:value="4103">
            <text:p>4103</text:p>
          </table:table-cell>
          <table:table-cell office:value-type="string">
            <text:p>OSI-0442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4">
            <text:p>4104</text:p>
          </table:table-cell>
          <table:table-cell office:value-type="string">
            <text:p>http://csys.cosmobots.eu:3000/issues/4104</text:p>
          </table:table-cell>
          <table:table-cell office:value-type="float" office:value="4104">
            <text:p>4104</text:p>
          </table:table-cell>
          <table:table-cell office:value-type="string">
            <text:p>OSI-0443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5">
            <text:p>4105</text:p>
          </table:table-cell>
          <table:table-cell office:value-type="string">
            <text:p>http://csys.cosmobots.eu:3000/issues/4105</text:p>
          </table:table-cell>
          <table:table-cell office:value-type="float" office:value="4105">
            <text:p>4105</text:p>
          </table:table-cell>
          <table:table-cell office:value-type="string">
            <text:p>OSI-044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6">
            <text:p>4106</text:p>
          </table:table-cell>
          <table:table-cell office:value-type="string">
            <text:p>http://csys.cosmobots.eu:3000/issues/4106</text:p>
          </table:table-cell>
          <table:table-cell office:value-type="float" office:value="4106">
            <text:p>4106</text:p>
          </table:table-cell>
          <table:table-cell office:value-type="string">
            <text:p>OSI-0445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7">
            <text:p>4107</text:p>
          </table:table-cell>
          <table:table-cell office:value-type="string">
            <text:p>http://csys.cosmobots.eu:3000/issues/4107</text:p>
          </table:table-cell>
          <table:table-cell office:value-type="float" office:value="4107">
            <text:p>4107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9">
            <text:p>4109</text:p>
          </table:table-cell>
          <table:table-cell office:value-type="string">
            <text:p>http://csys.cosmobots.eu:3000/issues/4109</text:p>
          </table:table-cell>
          <table:table-cell office:value-type="float" office:value="4109">
            <text:p>4109</text:p>
          </table:table-cell>
          <table:table-cell office:value-type="string">
            <text:p>OSI-0448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0">
            <text:p>4110</text:p>
          </table:table-cell>
          <table:table-cell office:value-type="string">
            <text:p>http://csys.cosmobots.eu:3000/issues/4110</text:p>
          </table:table-cell>
          <table:table-cell office:value-type="float" office:value="4110">
            <text:p>4110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4">
            <text:p>4074</text:p>
          </table:table-cell>
          <table:table-cell office:value-type="string">
            <text:p>http://csys.cosmobots.eu:3000/issues/4074</text:p>
          </table:table-cell>
          <table:table-cell office:value-type="float" office:value="4074">
            <text:p>4074</text:p>
          </table:table-cell>
          <table:table-cell office:value-type="string">
            <text:p>OSI-0413</text:p>
          </table:table-cell>
          <table:table-cell office:value-type="string">
            <text:p/>
          </table:table-cell>
          <table:table-cell office:value-type="string">
            <text:p>FullDetect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4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5">
            <text:p>4465</text:p>
          </table:table-cell>
          <table:table-cell office:value-type="string">
            <text:p>http://csys.cosmobots.eu:3000/issues/4465</text:p>
          </table:table-cell>
          <table:table-cell office:value-type="float" office:value="4465">
            <text:p>4465</text:p>
          </table:table-cell>
          <table:table-cell office:value-type="string">
            <text:p>OSI-0628</text:p>
          </table:table-cell>
          <table:table-cell office:value-type="string">
            <text:p/>
          </table:table-cell>
          <table:table-cell office:value-type="string">
            <text:p>Window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5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6">
            <text:p>4466</text:p>
          </table:table-cell>
          <table:table-cell office:value-type="string">
            <text:p>http://csys.cosmobots.eu:3000/issues/4466</text:p>
          </table:table-cell>
          <table:table-cell office:value-type="float" office:value="4466">
            <text:p>4466</text:p>
          </table:table-cell>
          <table:table-cell office:value-type="string">
            <text:p>OSI-0629</text:p>
          </table:table-cell>
          <table:table-cell office:value-type="string">
            <text:p/>
          </table:table-cell>
          <table:table-cell office:value-type="string">
            <text:p>FullDetector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5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7">
            <text:p>4467</text:p>
          </table:table-cell>
          <table:table-cell office:value-type="string">
            <text:p>http://csys.cosmobots.eu:3000/issues/4467</text:p>
          </table:table-cell>
          <table:table-cell office:value-type="float" office:value="4467">
            <text:p>4467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8">
            <text:p>4468</text:p>
          </table:table-cell>
          <table:table-cell office:value-type="string">
            <text:p>http://csys.cosmobots.eu:3000/issues/4468</text:p>
          </table:table-cell>
          <table:table-cell office:value-type="float" office:value="4468">
            <text:p>4468</text:p>
          </table:table-cell>
          <table:table-cell office:value-type="string">
            <text:p>OSI-0631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9">
            <text:p>4469</text:p>
          </table:table-cell>
          <table:table-cell office:value-type="string">
            <text:p>http://csys.cosmobots.eu:3000/issues/4469</text:p>
          </table:table-cell>
          <table:table-cell office:value-type="float" office:value="4469">
            <text:p>4469</text:p>
          </table:table-cell>
          <table:table-cell office:value-type="string">
            <text:p>OSI-0632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0">
            <text:p>4470</text:p>
          </table:table-cell>
          <table:table-cell office:value-type="string">
            <text:p>http://csys.cosmobots.eu:3000/issues/4470</text:p>
          </table:table-cell>
          <table:table-cell office:value-type="float" office:value="4470">
            <text:p>4470</text:p>
          </table:table-cell>
          <table:table-cell office:value-type="string">
            <text:p>OSI-063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1">
            <text:p>4471</text:p>
          </table:table-cell>
          <table:table-cell office:value-type="string">
            <text:p>http://csys.cosmobots.eu:3000/issues/4471</text:p>
          </table:table-cell>
          <table:table-cell office:value-type="float" office:value="4471">
            <text:p>4471</text:p>
          </table:table-cell>
          <table:table-cell office:value-type="string">
            <text:p>OSI-063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1,OSI-0632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2">
            <text:p>4472</text:p>
          </table:table-cell>
          <table:table-cell office:value-type="string">
            <text:p>http://csys.cosmobots.eu:3000/issues/4472</text:p>
          </table:table-cell>
          <table:table-cell office:value-type="float" office:value="4472">
            <text:p>4472</text:p>
          </table:table-cell>
          <table:table-cell office:value-type="string">
            <text:p>OSI-063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3">
            <text:p>4473</text:p>
          </table:table-cell>
          <table:table-cell office:value-type="string">
            <text:p>http://csys.cosmobots.eu:3000/issues/4473</text:p>
          </table:table-cell>
          <table:table-cell office:value-type="float" office:value="4473">
            <text:p>4473</text:p>
          </table:table-cell>
          <table:table-cell office:value-type="string">
            <text:p>OSI-0636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1">
            <text:p>4121</text:p>
          </table:table-cell>
          <table:table-cell office:value-type="string">
            <text:p>http://csys.cosmobots.eu:3000/issues/4121</text:p>
          </table:table-cell>
          <table:table-cell office:value-type="float" office:value="4121">
            <text:p>4121</text:p>
          </table:table-cell>
          <table:table-cell office:value-type="string">
            <text:p>OSI-046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>OSI-0419,OSI-0415,OSI-0417,OSI-04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0">
            <text:p>4080</text:p>
          </table:table-cell>
          <table:table-cell office:value-type="string">
            <text:p>http://csys.cosmobots.eu:3000/issues/4080</text:p>
          </table:table-cell>
          <table:table-cell office:value-type="float" office:value="4080">
            <text:p>4080</text:p>
          </table:table-cell>
          <table:table-cell office:value-type="string">
            <text:p>OSI-041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1">
            <text:p>4081</text:p>
          </table:table-cell>
          <table:table-cell office:value-type="string">
            <text:p>http://csys.cosmobots.eu:3000/issues/4081</text:p>
          </table:table-cell>
          <table:table-cell office:value-type="float" office:value="4081">
            <text:p>4081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56.0">
            <text:p>2056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6">
            <text:p>4076</text:p>
          </table:table-cell>
          <table:table-cell office:value-type="string">
            <text:p>http://csys.cosmobots.eu:3000/issues/4076</text:p>
          </table:table-cell>
          <table:table-cell office:value-type="float" office:value="4076">
            <text:p>4076</text:p>
          </table:table-cell>
          <table:table-cell office:value-type="string">
            <text:p>OSI-041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7">
            <text:p>4077</text:p>
          </table:table-cell>
          <table:table-cell office:value-type="string">
            <text:p>http://csys.cosmobots.eu:3000/issues/4077</text:p>
          </table:table-cell>
          <table:table-cell office:value-type="float" office:value="4077">
            <text:p>4077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8">
            <text:p>4078</text:p>
          </table:table-cell>
          <table:table-cell office:value-type="string">
            <text:p>http://csys.cosmobots.eu:3000/issues/4078</text:p>
          </table:table-cell>
          <table:table-cell office:value-type="float" office:value="4078">
            <text:p>4078</text:p>
          </table:table-cell>
          <table:table-cell office:value-type="string">
            <text:p>OSI-041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9">
            <text:p>4079</text:p>
          </table:table-cell>
          <table:table-cell office:value-type="string">
            <text:p>http://csys.cosmobots.eu:3000/issues/4079</text:p>
          </table:table-cell>
          <table:table-cell office:value-type="float" office:value="4079">
            <text:p>4079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8.0">
            <text:p>1028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2">
            <text:p>4082</text:p>
          </table:table-cell>
          <table:table-cell office:value-type="string">
            <text:p>http://csys.cosmobots.eu:3000/issues/4082</text:p>
          </table:table-cell>
          <table:table-cell office:value-type="float" office:value="4082">
            <text:p>4082</text:p>
          </table:table-cell>
          <table:table-cell office:value-type="string">
            <text:p>OSI-042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3">
            <text:p>4083</text:p>
          </table:table-cell>
          <table:table-cell office:value-type="string">
            <text:p>http://csys.cosmobots.eu:3000/issues/4083</text:p>
          </table:table-cell>
          <table:table-cell office:value-type="float" office:value="4083">
            <text:p>4083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4.0">
            <text:p>1024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13">
            <text:p>6113</text:p>
          </table:table-cell>
          <table:table-cell office:value-type="string">
            <text:p>http://csys.cosmobots.eu:3000/issues/6113</text:p>
          </table:table-cell>
          <table:table-cell office:value-type="float" office:value="6113">
            <text:p>6113</text:p>
          </table:table-cell>
          <table:table-cell office:value-type="string">
            <text:p>GEOM-0002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2">
            <text:p>4142</text:p>
          </table:table-cell>
          <table:table-cell office:value-type="string">
            <text:p>http://csys.cosmobots.eu:3000/issues/4142</text:p>
          </table:table-cell>
          <table:table-cell office:value-type="float" office:value="4142">
            <text:p>4142</text:p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4">
            <text:p>4154</text:p>
          </table:table-cell>
          <table:table-cell office:value-type="string">
            <text:p>http://csys.cosmobots.eu:3000/issues/4154</text:p>
          </table:table-cell>
          <table:table-cell office:value-type="float" office:value="4154">
            <text:p>4154</text:p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>OutputSour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5">
            <text:p>4155</text:p>
          </table:table-cell>
          <table:table-cell office:value-type="string">
            <text:p>http://csys.cosmobots.eu:3000/issues/4155</text:p>
          </table:table-cell>
          <table:table-cell office:value-type="float" office:value="4155">
            <text:p>4155</text:p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>Recompo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8">
            <text:p>4478</text:p>
          </table:table-cell>
          <table:table-cell office:value-type="string">
            <text:p>http://csys.cosmobots.eu:3000/issues/4478</text:p>
          </table:table-cell>
          <table:table-cell office:value-type="float" office:value="4478">
            <text:p>4478</text:p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7">
            <text:p>4477</text:p>
          </table:table-cell>
          <table:table-cell office:value-type="string">
            <text:p>http://csys.cosmobots.eu:3000/issues/4477</text:p>
          </table:table-cell>
          <table:table-cell office:value-type="float" office:value="4477">
            <text:p>4477</text:p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5">
            <text:p>4145</text:p>
          </table:table-cell>
          <table:table-cell office:value-type="string">
            <text:p>http://csys.cosmobots.eu:3000/issues/4145</text:p>
          </table:table-cell>
          <table:table-cell office:value-type="float" office:value="4145">
            <text:p>4145</text:p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>Row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3">
            <text:p>4143</text:p>
          </table:table-cell>
          <table:table-cell office:value-type="string">
            <text:p>http://csys.cosmobots.eu:3000/issues/4143</text:p>
          </table:table-cell>
          <table:table-cell office:value-type="float" office:value="4143">
            <text:p>4143</text:p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>Col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4">
            <text:p>4144</text:p>
          </table:table-cell>
          <table:table-cell office:value-type="string">
            <text:p>http://csys.cosmobots.eu:3000/issues/4144</text:p>
          </table:table-cell>
          <table:table-cell office:value-type="float" office:value="4144">
            <text:p>4144</text:p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>offsetRow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6">
            <text:p>4146</text:p>
          </table:table-cell>
          <table:table-cell office:value-type="string">
            <text:p>http://csys.cosmobots.eu:3000/issues/4146</text:p>
          </table:table-cell>
          <table:table-cell office:value-type="float" office:value="4146">
            <text:p>4146</text:p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>offsetCol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7">
            <text:p>4067</text:p>
          </table:table-cell>
          <table:table-cell office:value-type="string">
            <text:p>http://csys.cosmobots.eu:3000/issues/4067</text:p>
          </table:table-cell>
          <table:table-cell office:value-type="float" office:value="4067">
            <text:p>4067</text:p>
          </table:table-cell>
          <table:table-cell office:value-type="string">
            <text:p>OSI-040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8">
            <text:p>4068</text:p>
          </table:table-cell>
          <table:table-cell office:value-type="string">
            <text:p>http://csys.cosmobots.eu:3000/issues/4068</text:p>
          </table:table-cell>
          <table:table-cell office:value-type="float" office:value="4068">
            <text:p>4068</text:p>
          </table:table-cell>
          <table:table-cell office:value-type="string">
            <text:p>OSI-0407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36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9">
            <text:p>4069</text:p>
          </table:table-cell>
          <table:table-cell office:value-type="string">
            <text:p>http://csys.cosmobots.eu:3000/issues/4069</text:p>
          </table:table-cell>
          <table:table-cell office:value-type="float" office:value="4069">
            <text:p>4069</text:p>
          </table:table-cell>
          <table:table-cell office:value-type="string">
            <text:p>OSI-0408</text:p>
          </table:table-cell>
          <table:table-cell office:value-type="string">
            <text:p/>
          </table:table-cell>
          <table:table-cell office:value-type="string">
            <text:p>Shuffl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0">
            <text:p>4070</text:p>
          </table:table-cell>
          <table:table-cell office:value-type="string">
            <text:p>http://csys.cosmobots.eu:3000/issues/4070</text:p>
          </table:table-cell>
          <table:table-cell office:value-type="float" office:value="4070">
            <text:p>4070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0.0">
            <text:p>200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1">
            <text:p>4071</text:p>
          </table:table-cell>
          <table:table-cell office:value-type="string">
            <text:p>http://csys.cosmobots.eu:3000/issues/4071</text:p>
          </table:table-cell>
          <table:table-cell office:value-type="float" office:value="4071">
            <text:p>4071</text:p>
          </table:table-cell>
          <table:table-cell office:value-type="string">
            <text:p>OSI-0410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2">
            <text:p>4072</text:p>
          </table:table-cell>
          <table:table-cell office:value-type="string">
            <text:p>http://csys.cosmobots.eu:3000/issues/4072</text:p>
          </table:table-cell>
          <table:table-cell office:value-type="float" office:value="4072">
            <text:p>4072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3">
            <text:p>4073</text:p>
          </table:table-cell>
          <table:table-cell office:value-type="string">
            <text:p>http://csys.cosmobots.eu:3000/issues/4073</text:p>
          </table:table-cell>
          <table:table-cell office:value-type="float" office:value="4073">
            <text:p>4073</text:p>
          </table:table-cell>
          <table:table-cell office:value-type="string">
            <text:p>OSI-041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4">
            <text:p>4084</text:p>
          </table:table-cell>
          <table:table-cell office:value-type="string">
            <text:p>http://csys.cosmobots.eu:3000/issues/4084</text:p>
          </table:table-cell>
          <table:table-cell office:value-type="float" office:value="4084">
            <text:p>4084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5">
            <text:p>4085</text:p>
          </table:table-cell>
          <table:table-cell office:value-type="string">
            <text:p>http://csys.cosmobots.eu:3000/issues/4085</text:p>
          </table:table-cell>
          <table:table-cell office:value-type="float" office:value="4085">
            <text:p>4085</text:p>
          </table:table-cell>
          <table:table-cell office:value-type="string">
            <text:p>OSI-042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6">
            <text:p>4396</text:p>
          </table:table-cell>
          <table:table-cell office:value-type="string">
            <text:p>http://csys.cosmobots.eu:3000/issues/4396</text:p>
          </table:table-cell>
          <table:table-cell office:value-type="float" office:value="4396">
            <text:p>4396</text:p>
          </table:table-cell>
          <table:table-cell office:value-type="string">
            <text:p>OSI-0603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7">
            <text:p>4397</text:p>
          </table:table-cell>
          <table:table-cell office:value-type="string">
            <text:p>http://csys.cosmobots.eu:3000/issues/4397</text:p>
          </table:table-cell>
          <table:table-cell office:value-type="float" office:value="4397">
            <text:p>439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7">
            <text:p>4097</text:p>
          </table:table-cell>
          <table:table-cell office:value-type="string">
            <text:p>http://csys.cosmobots.eu:3000/issues/4097</text:p>
          </table:table-cell>
          <table:table-cell office:value-type="float" office:value="4097">
            <text:p>4097</text:p>
          </table:table-cell>
          <table:table-cell office:value-type="string">
            <text:p>OSI-043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8">
            <text:p>4098</text:p>
          </table:table-cell>
          <table:table-cell office:value-type="string">
            <text:p>http://csys.cosmobots.eu:3000/issues/4098</text:p>
          </table:table-cell>
          <table:table-cell office:value-type="float" office:value="4098">
            <text:p>4098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>F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0.0">
            <text:p>36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6">
            <text:p>4086</text:p>
          </table:table-cell>
          <table:table-cell office:value-type="string">
            <text:p>http://csys.cosmobots.eu:3000/issues/4086</text:p>
          </table:table-cell>
          <table:table-cell office:value-type="float" office:value="4086">
            <text:p>4086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7">
            <text:p>4087</text:p>
          </table:table-cell>
          <table:table-cell office:value-type="string">
            <text:p>http://csys.cosmobots.eu:3000/issues/4087</text:p>
          </table:table-cell>
          <table:table-cell office:value-type="float" office:value="4087">
            <text:p>4087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4294967295.0">
            <text:p>429496729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9">
            <text:p>4089</text:p>
          </table:table-cell>
          <table:table-cell office:value-type="string">
            <text:p>http://csys.cosmobots.eu:3000/issues/4089</text:p>
          </table:table-cell>
          <table:table-cell office:value-type="float" office:value="4089">
            <text:p>4089</text:p>
          </table:table-cell>
          <table:table-cell office:value-type="string">
            <text:p>OSI-042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8">
            <text:p>4088</text:p>
          </table:table-cell>
          <table:table-cell office:value-type="string">
            <text:p>http://csys.cosmobots.eu:3000/issues/4088</text:p>
          </table:table-cell>
          <table:table-cell office:value-type="float" office:value="4088">
            <text:p>4088</text:p>
          </table:table-cell>
          <table:table-cell office:value-type="string">
            <text:p>OSI-0427</text:p>
          </table:table-cell>
          <table:table-cell office:value-type="string">
            <text:p/>
          </table:table-cell>
          <table:table-cell office:value-type="string">
            <text:p>Sing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2">
            <text:p>4092</text:p>
          </table:table-cell>
          <table:table-cell office:value-type="string">
            <text:p>http://csys.cosmobots.eu:3000/issues/4092</text:p>
          </table:table-cell>
          <table:table-cell office:value-type="float" office:value="4092">
            <text:p>4092</text:p>
          </table:table-cell>
          <table:table-cell office:value-type="string">
            <text:p>OSI-0431</text:p>
          </table:table-cell>
          <table:table-cell office:value-type="string">
            <text:p/>
          </table:table-cell>
          <table:table-cell office:value-type="string">
            <text:p>SLW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3">
            <text:p>4093</text:p>
          </table:table-cell>
          <table:table-cell office:value-type="string">
            <text:p>http://csys.cosmobots.eu:3000/issues/4093</text:p>
          </table:table-cell>
          <table:table-cell office:value-type="float" office:value="4093">
            <text:p>4093</text:p>
          </table:table-cell>
          <table:table-cell office:value-type="string">
            <text:p>OSI-0432</text:p>
          </table:table-cell>
          <table:table-cell office:value-type="string">
            <text:p/>
          </table:table-cell>
          <table:table-cell office:value-type="string">
            <text:p>M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4">
            <text:p>4094</text:p>
          </table:table-cell>
          <table:table-cell office:value-type="string">
            <text:p>http://csys.cosmobots.eu:3000/issues/4094</text:p>
          </table:table-cell>
          <table:table-cell office:value-type="float" office:value="4094">
            <text:p>4094</text:p>
          </table:table-cell>
          <table:table-cell office:value-type="string">
            <text:p>OSI-0433</text:p>
          </table:table-cell>
          <table:table-cell office:value-type="string">
            <text:p/>
          </table:table-cell>
          <table:table-cell office:value-type="string">
            <text:p>FS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88">
            <text:p>4488</text:p>
          </table:table-cell>
          <table:table-cell office:value-type="string">
            <text:p>http://csys.cosmobots.eu:3000/issues/4488</text:p>
          </table:table-cell>
          <table:table-cell office:value-type="float" office:value="4488">
            <text:p>4488</text:p>
          </table:table-cell>
          <table:table-cell office:value-type="string">
            <text:p>OSI-0646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>OSI-0433,OSI-0432,OSI-04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0">
            <text:p>4400</text:p>
          </table:table-cell>
          <table:table-cell office:value-type="string">
            <text:p>http://csys.cosmobots.eu:3000/issues/4400</text:p>
          </table:table-cell>
          <table:table-cell office:value-type="float" office:value="4400">
            <text:p>4400</text:p>
          </table:table-cell>
          <table:table-cell office:value-type="string">
            <text:p>OSI-0607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1">
            <text:p>4401</text:p>
          </table:table-cell>
          <table:table-cell office:value-type="string">
            <text:p>http://csys.cosmobots.eu:3000/issues/4401</text:p>
          </table:table-cell>
          <table:table-cell office:value-type="float" office:value="4401">
            <text:p>4401</text:p>
          </table:table-cell>
          <table:table-cell office:value-type="string">
            <text:p>OSI-0608</text:p>
          </table:table-cell>
          <table:table-cell office:value-type="string">
            <text:p/>
          </table:table-cell>
          <table:table-cell office:value-type="string">
            <text:p>Normal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2">
            <text:p>4402</text:p>
          </table:table-cell>
          <table:table-cell office:value-type="string">
            <text:p>http://csys.cosmobots.eu:3000/issues/4402</text:p>
          </table:table-cell>
          <table:table-cell office:value-type="float" office:value="4402">
            <text:p>4402</text:p>
          </table:table-cell>
          <table:table-cell office:value-type="string">
            <text:p>OSI-0609</text:p>
          </table:table-cell>
          <table:table-cell office:value-type="string">
            <text:p/>
          </table:table-cell>
          <table:table-cell office:value-type="string">
            <text:p>Shuffl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603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4">
            <text:p>4474</text:p>
          </table:table-cell>
          <table:table-cell office:value-type="string">
            <text:p>http://csys.cosmobots.eu:3000/issues/4474</text:p>
          </table:table-cell>
          <table:table-cell office:value-type="float" office:value="4474">
            <text:p>4474</text:p>
          </table:table-cell>
          <table:table-cell office:value-type="string">
            <text:p>OSI-0637</text:p>
          </table:table-cell>
          <table:table-cell office:value-type="string">
            <text:p/>
          </table:table-cell>
          <table:table-cell office:value-type="string">
            <text:p>Normal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629,OSI-06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5">
            <text:p>4475</text:p>
          </table:table-cell>
          <table:table-cell office:value-type="string">
            <text:p>http://csys.cosmobots.eu:3000/issues/4475</text:p>
          </table:table-cell>
          <table:table-cell office:value-type="float" office:value="4475">
            <text:p>4475</text:p>
          </table:table-cell>
          <table:table-cell office:value-type="string">
            <text:p>OSI-0638</text:p>
          </table:table-cell>
          <table:table-cell office:value-type="string">
            <text:p/>
          </table:table-cell>
          <table:table-cell office:value-type="string">
            <text:p>Shuffling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6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8">
            <text:p>5828</text:p>
          </table:table-cell>
          <table:table-cell office:value-type="string">
            <text:p>http://csys.cosmobots.eu:3000/issues/5828</text:p>
          </table:table-cell>
          <table:table-cell office:value-type="float" office:value="5828">
            <text:p>5828</text:p>
          </table:table-cell>
          <table:table-cell office:value-type="string">
            <text:p>DAS-0002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DAS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9">
            <text:p>5829</text:p>
          </table:table-cell>
          <table:table-cell office:value-type="string">
            <text:p>http://csys.cosmobots.eu:3000/issues/5829</text:p>
          </table:table-cell>
          <table:table-cell office:value-type="float" office:value="5829">
            <text:p>5829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0">
            <text:p>5830</text:p>
          </table:table-cell>
          <table:table-cell office:value-type="string">
            <text:p>http://csys.cosmobots.eu:3000/issues/5830</text:p>
          </table:table-cell>
          <table:table-cell office:value-type="float" office:value="5830">
            <text:p>5830</text:p>
          </table:table-cell>
          <table:table-cell office:value-type="string">
            <text:p>DAS-000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0">
            <text:p>4100</text:p>
          </table:table-cell>
          <table:table-cell office:value-type="string">
            <text:p>http://csys.cosmobots.eu:3000/issues/4100</text:p>
          </table:table-cell>
          <table:table-cell office:value-type="float" office:value="4100">
            <text:p>4100</text:p>
          </table:table-cell>
          <table:table-cell office:value-type="string">
            <text:p>OSI-0439</text:p>
          </table:table-cell>
          <table:table-cell office:value-type="string">
            <text:p/>
          </table:table-cell>
          <table:table-cell office:value-type="string">
            <text:p>Simple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6">
            <text:p>4116</text:p>
          </table:table-cell>
          <table:table-cell office:value-type="string">
            <text:p>http://csys.cosmobots.eu:3000/issues/4116</text:p>
          </table:table-cell>
          <table:table-cell office:value-type="float" office:value="4116">
            <text:p>4116</text:p>
          </table:table-cell>
          <table:table-cell office:value-type="string">
            <text:p>OSI-0455</text:p>
          </table:table-cell>
          <table:table-cell office:value-type="string">
            <text:p/>
          </table:table-cell>
          <table:table-cell office:value-type="string">
            <text:p>Simple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6">
            <text:p>4476</text:p>
          </table:table-cell>
          <table:table-cell office:value-type="string">
            <text:p>http://csys.cosmobots.eu:3000/issues/4476</text:p>
          </table:table-cell>
          <table:table-cell office:value-type="float" office:value="4476">
            <text:p>4476</text:p>
          </table:table-cell>
          <table:table-cell office:value-type="string">
            <text:p>OSI-0639</text:p>
          </table:table-cell>
          <table:table-cell office:value-type="string">
            <text:p/>
          </table:table-cell>
          <table:table-cell office:value-type="string">
            <text:p>Shufffing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9">
            <text:p>4129</text:p>
          </table:table-cell>
          <table:table-cell office:value-type="string">
            <text:p>http://csys.cosmobots.eu:3000/issues/4129</text:p>
          </table:table-cell>
          <table:table-cell office:value-type="float" office:value="4129">
            <text:p>4129</text:p>
          </table:table-cell>
          <table:table-cell office:value-type="string">
            <text:p>OSI-046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0">
            <text:p>4130</text:p>
          </table:table-cell>
          <table:table-cell office:value-type="string">
            <text:p>http://csys.cosmobots.eu:3000/issues/4130</text:p>
          </table:table-cell>
          <table:table-cell office:value-type="float" office:value="4130">
            <text:p>4130</text:p>
          </table:table-cell>
          <table:table-cell office:value-type="string">
            <text:p>OSI-0469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1">
            <text:p>4161</text:p>
          </table:table-cell>
          <table:table-cell office:value-type="string">
            <text:p>http://csys.cosmobots.eu:3000/issues/4161</text:p>
          </table:table-cell>
          <table:table-cell office:value-type="float" office:value="4161">
            <text:p>4161</text:p>
          </table:table-cell>
          <table:table-cell office:value-type="string">
            <text:p>OSI-0500</text:p>
          </table:table-cell>
          <table:table-cell office:value-type="string">
            <text:p/>
          </table:table-cell>
          <table:table-cell office:value-type="string">
            <text:p>F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3">
            <text:p>4403</text:p>
          </table:table-cell>
          <table:table-cell office:value-type="string">
            <text:p>http://csys.cosmobots.eu:3000/issues/4403</text:p>
          </table:table-cell>
          <table:table-cell office:value-type="float" office:value="4403">
            <text:p>4403</text:p>
          </table:table-cell>
          <table:table-cell office:value-type="string">
            <text:p>OSI-0610</text:p>
          </table:table-cell>
          <table:table-cell office:value-type="string">
            <text:p/>
          </table:table-cell>
          <table:table-cell office:value-type="string">
            <text:p>FT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4">
            <text:p>4404</text:p>
          </table:table-cell>
          <table:table-cell office:value-type="string">
            <text:p>http://csys.cosmobots.eu:3000/issues/4404</text:p>
          </table:table-cell>
          <table:table-cell office:value-type="float" office:value="4404">
            <text:p>4404</text:p>
          </table:table-cell>
          <table:table-cell office:value-type="string">
            <text:p>OSI-0611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6">
            <text:p>4406</text:p>
          </table:table-cell>
          <table:table-cell office:value-type="string">
            <text:p>http://csys.cosmobots.eu:3000/issues/4406</text:p>
          </table:table-cell>
          <table:table-cell office:value-type="float" office:value="4406">
            <text:p>4406</text:p>
          </table:table-cell>
          <table:table-cell office:value-type="string">
            <text:p>OSI-0613</text:p>
          </table:table-cell>
          <table:table-cell office:value-type="string">
            <text:p/>
          </table:table-cell>
          <table:table-cell office:value-type="string">
            <text:p>Simple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7">
            <text:p>4407</text:p>
          </table:table-cell>
          <table:table-cell office:value-type="string">
            <text:p>http://csys.cosmobots.eu:3000/issues/4407</text:p>
          </table:table-cell>
          <table:table-cell office:value-type="float" office:value="4407">
            <text:p>4407</text:p>
          </table:table-cell>
          <table:table-cell office:value-type="string">
            <text:p>OSI-0614</text:p>
          </table:table-cell>
          <table:table-cell office:value-type="string">
            <text:p/>
          </table:table-cell>
          <table:table-cell office:value-type="string">
            <text:p>Simple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9">
            <text:p>4409</text:p>
          </table:table-cell>
          <table:table-cell office:value-type="string">
            <text:p>http://csys.cosmobots.eu:3000/issues/4409</text:p>
          </table:table-cell>
          <table:table-cell office:value-type="float" office:value="4409">
            <text:p>4409</text:p>
          </table:table-cell>
          <table:table-cell office:value-type="string">
            <text:p>OSI-0616</text:p>
          </table:table-cell>
          <table:table-cell office:value-type="string">
            <text:p/>
          </table:table-cell>
          <table:table-cell office:value-type="string">
            <text:p>Shufffing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10">
            <text:p>4410</text:p>
          </table:table-cell>
          <table:table-cell office:value-type="string">
            <text:p>http://csys.cosmobots.eu:3000/issues/4410</text:p>
          </table:table-cell>
          <table:table-cell office:value-type="float" office:value="4410">
            <text:p>4410</text:p>
          </table:table-cell>
          <table:table-cell office:value-type="string">
            <text:p>OSI-0617</text:p>
          </table:table-cell>
          <table:table-cell office:value-type="string">
            <text:p/>
          </table:table-cell>
          <table:table-cell office:value-type="string">
            <text:p>Shufff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9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8">
            <text:p>4128</text:p>
          </table:table-cell>
          <table:table-cell office:value-type="string">
            <text:p>http://csys.cosmobots.eu:3000/issues/4128</text:p>
          </table:table-cell>
          <table:table-cell office:value-type="float" office:value="4128">
            <text:p>4128</text:p>
          </table:table-cell>
          <table:table-cell office:value-type="string">
            <text:p>OSI-0467</text:p>
          </table:table-cell>
          <table:table-cell office:value-type="string">
            <text:p/>
          </table:table-cell>
          <table:table-cell office:value-type="string">
            <text:p>Shufffing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1">
            <text:p>5831</text:p>
          </table:table-cell>
          <table:table-cell office:value-type="string">
            <text:p>http://csys.cosmobots.eu:3000/issues/5831</text:p>
          </table:table-cell>
          <table:table-cell office:value-type="float" office:value="5831">
            <text:p>5831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>Simple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68,OSI-04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48">
            <text:p>5848</text:p>
          </table:table-cell>
          <table:table-cell office:value-type="string">
            <text:p>http://csys.cosmobots.eu:3000/issues/5848</text:p>
          </table:table-cell>
          <table:table-cell office:value-type="float" office:value="5848">
            <text:p>5848</text:p>
          </table:table-cell>
          <table:table-cell office:value-type="string">
            <text:p>DAS-0012</text:p>
          </table:table-cell>
          <table:table-cell office:value-type="string">
            <text:p/>
          </table:table-cell>
          <table:table-cell office:value-type="string">
            <text:p>acquir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86">
            <text:p>5886</text:p>
          </table:table-cell>
          <table:table-cell office:value-type="string">
            <text:p>http://csys.cosmobots.eu:3000/issues/5886</text:p>
          </table:table-cell>
          <table:table-cell office:value-type="float" office:value="5886">
            <text:p>5886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DAS-0002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4">
            <text:p>5944</text:p>
          </table:table-cell>
          <table:table-cell office:value-type="string">
            <text:p>http://csys.cosmobots.eu:3000/issues/5944</text:p>
          </table:table-cell>
          <table:table-cell office:value-type="float" office:value="5944">
            <text:p>5944</text:p>
          </table:table-cell>
          <table:table-cell office:value-type="string">
            <text:p>DAS-0025</text:p>
          </table:table-cell>
          <table:table-cell office:value-type="string">
            <text:p/>
          </table:table-cell>
          <table:table-cell office:value-type="string">
            <text:p>abort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5">
            <text:p>5945</text:p>
          </table:table-cell>
          <table:table-cell office:value-type="string">
            <text:p>http://csys.cosmobots.eu:3000/issues/5945</text:p>
          </table:table-cell>
          <table:table-cell office:value-type="float" office:value="5945">
            <text:p>5945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6">
            <text:p>5946</text:p>
          </table:table-cell>
          <table:table-cell office:value-type="string">
            <text:p>http://csys.cosmobots.eu:3000/issues/5946</text:p>
          </table:table-cell>
          <table:table-cell office:value-type="float" office:value="5946">
            <text:p>5946</text:p>
          </table:table-cell>
          <table:table-cell office:value-type="string">
            <text:p>DAS-002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7">
            <text:p>5947</text:p>
          </table:table-cell>
          <table:table-cell office:value-type="string">
            <text:p>http://csys.cosmobots.eu:3000/issues/5947</text:p>
          </table:table-cell>
          <table:table-cell office:value-type="float" office:value="5947">
            <text:p>5947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8">
            <text:p>5948</text:p>
          </table:table-cell>
          <table:table-cell office:value-type="string">
            <text:p>http://csys.cosmobots.eu:3000/issues/5948</text:p>
          </table:table-cell>
          <table:table-cell office:value-type="float" office:value="5948">
            <text:p>5948</text:p>
          </table:table-cell>
          <table:table-cell office:value-type="string">
            <text:p>DAS-002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9">
            <text:p>5949</text:p>
          </table:table-cell>
          <table:table-cell office:value-type="string">
            <text:p>http://csys.cosmobots.eu:3000/issues/5949</text:p>
          </table:table-cell>
          <table:table-cell office:value-type="float" office:value="5949">
            <text:p>594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0">
            <text:p>5950</text:p>
          </table:table-cell>
          <table:table-cell office:value-type="string">
            <text:p>http://csys.cosmobots.eu:3000/issues/5950</text:p>
          </table:table-cell>
          <table:table-cell office:value-type="float" office:value="5950">
            <text:p>5950</text:p>
          </table:table-cell>
          <table:table-cell office:value-type="string">
            <text:p>DAS-003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1">
            <text:p>5951</text:p>
          </table:table-cell>
          <table:table-cell office:value-type="string">
            <text:p>http://csys.cosmobots.eu:3000/issues/5951</text:p>
          </table:table-cell>
          <table:table-cell office:value-type="float" office:value="5951">
            <text:p>5951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2">
            <text:p>5952</text:p>
          </table:table-cell>
          <table:table-cell office:value-type="string">
            <text:p>http://csys.cosmobots.eu:3000/issues/5952</text:p>
          </table:table-cell>
          <table:table-cell office:value-type="float" office:value="5952">
            <text:p>5952</text:p>
          </table:table-cell>
          <table:table-cell office:value-type="string">
            <text:p>DAS-003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3">
            <text:p>5953</text:p>
          </table:table-cell>
          <table:table-cell office:value-type="string">
            <text:p>http://csys.cosmobots.eu:3000/issues/5953</text:p>
          </table:table-cell>
          <table:table-cell office:value-type="float" office:value="5953">
            <text:p>5953</text:p>
          </table:table-cell>
          <table:table-cell office:value-type="string">
            <text:p>DAS-003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>DAS-0029,DAS-0027,DAS-0031,DAS-00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7">
            <text:p>4137</text:p>
          </table:table-cell>
          <table:table-cell office:value-type="string">
            <text:p>http://csys.cosmobots.eu:3000/issues/4137</text:p>
          </table:table-cell>
          <table:table-cell office:value-type="float" office:value="4137">
            <text:p>4137</text:p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>DA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8">
            <text:p>4138</text:p>
          </table:table-cell>
          <table:table-cell office:value-type="string">
            <text:p>http://csys.cosmobots.eu:3000/issues/4138</text:p>
          </table:table-cell>
          <table:table-cell office:value-type="float" office:value="4138">
            <text:p>4138</text:p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>Acqui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0">
            <text:p>4140</text:p>
          </table:table-cell>
          <table:table-cell office:value-type="string">
            <text:p>http://csys.cosmobots.eu:3000/issues/4140</text:p>
          </table:table-cell>
          <table:table-cell office:value-type="float" office:value="4140">
            <text:p>4140</text:p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>ShuffleLin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1">
            <text:p>4141</text:p>
          </table:table-cell>
          <table:table-cell office:value-type="string">
            <text:p>http://csys.cosmobots.eu:3000/issues/4141</text:p>
          </table:table-cell>
          <table:table-cell office:value-type="float" office:value="4141">
            <text:p>4141</text:p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>ShiftNumb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8">
            <text:p>4148</text:p>
          </table:table-cell>
          <table:table-cell office:value-type="string">
            <text:p>http://csys.cosmobots.eu:3000/issues/4148</text:p>
          </table:table-cell>
          <table:table-cell office:value-type="float" office:value="4148">
            <text:p>4148</text:p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9">
            <text:p>4149</text:p>
          </table:table-cell>
          <table:table-cell office:value-type="string">
            <text:p>http://csys.cosmobots.eu:3000/issues/4149</text:p>
          </table:table-cell>
          <table:table-cell office:value-type="float" office:value="4149">
            <text:p>4149</text:p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>MultipleExposur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0">
            <text:p>4150</text:p>
          </table:table-cell>
          <table:table-cell office:value-type="string">
            <text:p>http://csys.cosmobots.eu:3000/issues/4150</text:p>
          </table:table-cell>
          <table:table-cell office:value-type="float" office:value="4150">
            <text:p>4150</text:p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>numOfFram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2">
            <text:p>4152</text:p>
          </table:table-cell>
          <table:table-cell office:value-type="string">
            <text:p>http://csys.cosmobots.eu:3000/issues/4152</text:p>
          </table:table-cell>
          <table:table-cell office:value-type="float" office:value="4152">
            <text:p>4152</text:p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>Pix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2">
            <text:p>5832</text:p>
          </table:table-cell>
          <table:table-cell office:value-type="string">
            <text:p>http://csys.cosmobots.eu:3000/issues/5832</text:p>
          </table:table-cell>
          <table:table-cell office:value-type="float" office:value="5832">
            <text:p>5832</text:p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>CalibGai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0">
            <text:p>4160</text:p>
          </table:table-cell>
          <table:table-cell office:value-type="string">
            <text:p>http://csys.cosmobots.eu:3000/issues/4160</text:p>
          </table:table-cell>
          <table:table-cell office:value-type="float" office:value="4160">
            <text:p>4160</text:p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>OpenShut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5">
            <text:p>5955</text:p>
          </table:table-cell>
          <table:table-cell office:value-type="string">
            <text:p>http://csys.cosmobots.eu:3000/issues/5955</text:p>
          </table:table-cell>
          <table:table-cell office:value-type="float" office:value="5955">
            <text:p>5955</text:p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>ProcessMoni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6">
            <text:p>5956</text:p>
          </table:table-cell>
          <table:table-cell office:value-type="string">
            <text:p>http://csys.cosmobots.eu:3000/issues/5956</text:p>
          </table:table-cell>
          <table:table-cell office:value-type="float" office:value="5956">
            <text:p>5956</text:p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>CurrentEllaps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7">
            <text:p>5957</text:p>
          </table:table-cell>
          <table:table-cell office:value-type="string">
            <text:p>http://csys.cosmobots.eu:3000/issues/5957</text:p>
          </table:table-cell>
          <table:table-cell office:value-type="float" office:value="5957">
            <text:p>5957</text:p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>CurrentIm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8">
            <text:p>5958</text:p>
          </table:table-cell>
          <table:table-cell office:value-type="string">
            <text:p>http://csys.cosmobots.eu:3000/issues/5958</text:p>
          </table:table-cell>
          <table:table-cell office:value-type="float" office:value="5958">
            <text:p>5958</text:p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>Current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9">
            <text:p>5959</text:p>
          </table:table-cell>
          <table:table-cell office:value-type="string">
            <text:p>http://csys.cosmobots.eu:3000/issues/5959</text:p>
          </table:table-cell>
          <table:table-cell office:value-type="float" office:value="5959">
            <text:p>5959</text:p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>Overall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4">
            <text:p>3804</text:p>
          </table:table-cell>
          <table:table-cell office:value-type="string">
            <text:p>http://csys.cosmobots.eu:3000/issues/3804</text:p>
          </table:table-cell>
          <table:table-cell office:value-type="float" office:value="3804">
            <text:p>3804</text:p>
          </table:table-cell>
          <table:table-cell office:value-type="string">
            <text:p>OSI-0143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8,OSI-0157,OSI-0156,OSI-0155,OSI-0154,OSI-01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6">
            <text:p>3806</text:p>
          </table:table-cell>
          <table:table-cell office:value-type="string">
            <text:p>http://csys.cosmobots.eu:3000/issues/3806</text:p>
          </table:table-cell>
          <table:table-cell office:value-type="float" office:value="3806">
            <text:p>3806</text:p>
          </table:table-cell>
          <table:table-cell office:value-type="string">
            <text:p>OSI-0145</text:p>
          </table:table-cell>
          <table:table-cell office:value-type="string">
            <text:p/>
          </table:table-cell>
          <table:table-cell office:value-type="string">
            <text:p>U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2,OSI-0151,OSI-0150,OSI-0149,OSI-01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4">
            <text:p>3694</text:p>
          </table:table-cell>
          <table:table-cell office:value-type="string">
            <text:p>http://csys.cosmobots.eu:3000/issues/3694</text:p>
          </table:table-cell>
          <table:table-cell office:value-type="float" office:value="3694">
            <text:p>3694</text:p>
          </table:table-cell>
          <table:table-cell office:value-type="string">
            <text:p>OSI-0033</text:p>
          </table:table-cell>
          <table:table-cell office:value-type="string">
            <text:p/>
          </table:table-cell>
          <table:table-cell office:value-type="string">
            <text:p>U50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5">
            <text:p>3695</text:p>
          </table:table-cell>
          <table:table-cell office:value-type="string">
            <text:p>http://csys.cosmobots.eu:3000/issues/3695</text:p>
          </table:table-cell>
          <table:table-cell office:value-type="float" office:value="3695">
            <text:p>3695</text:p>
          </table:table-cell>
          <table:table-cell office:value-type="string">
            <text:p>OSI-0034</text:p>
          </table:table-cell>
          <table:table-cell office:value-type="string">
            <text:p/>
          </table:table-cell>
          <table:table-cell office:value-type="string">
            <text:p>U51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6">
            <text:p>3696</text:p>
          </table:table-cell>
          <table:table-cell office:value-type="string">
            <text:p>http://csys.cosmobots.eu:3000/issues/3696</text:p>
          </table:table-cell>
          <table:table-cell office:value-type="float" office:value="3696">
            <text:p>3696</text:p>
          </table:table-cell>
          <table:table-cell office:value-type="string">
            <text:p>OSI-0035</text:p>
          </table:table-cell>
          <table:table-cell office:value-type="string">
            <text:p/>
          </table:table-cell>
          <table:table-cell office:value-type="string">
            <text:p>U53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7">
            <text:p>3697</text:p>
          </table:table-cell>
          <table:table-cell office:value-type="string">
            <text:p>http://csys.cosmobots.eu:3000/issues/3697</text:p>
          </table:table-cell>
          <table:table-cell office:value-type="float" office:value="3697">
            <text:p>3697</text:p>
          </table:table-cell>
          <table:table-cell office:value-type="string">
            <text:p>OSI-0036</text:p>
          </table:table-cell>
          <table:table-cell office:value-type="string">
            <text:p/>
          </table:table-cell>
          <table:table-cell office:value-type="string">
            <text:p>U55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8">
            <text:p>3698</text:p>
          </table:table-cell>
          <table:table-cell office:value-type="string">
            <text:p>http://csys.cosmobots.eu:3000/issues/3698</text:p>
          </table:table-cell>
          <table:table-cell office:value-type="float" office:value="3698">
            <text:p>3698</text:p>
          </table:table-cell>
          <table:table-cell office:value-type="string">
            <text:p>OSI-0037</text:p>
          </table:table-cell>
          <table:table-cell office:value-type="string">
            <text:p/>
          </table:table-cell>
          <table:table-cell office:value-type="string">
            <text:p>U56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9">
            <text:p>3699</text:p>
          </table:table-cell>
          <table:table-cell office:value-type="string">
            <text:p>http://csys.cosmobots.eu:3000/issues/3699</text:p>
          </table:table-cell>
          <table:table-cell office:value-type="float" office:value="3699">
            <text:p>3699</text:p>
          </table:table-cell>
          <table:table-cell office:value-type="string">
            <text:p>OSI-0038</text:p>
          </table:table-cell>
          <table:table-cell office:value-type="string">
            <text:p/>
          </table:table-cell>
          <table:table-cell office:value-type="string">
            <text:p>U58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0">
            <text:p>3700</text:p>
          </table:table-cell>
          <table:table-cell office:value-type="string">
            <text:p>http://csys.cosmobots.eu:3000/issues/3700</text:p>
          </table:table-cell>
          <table:table-cell office:value-type="float" office:value="3700">
            <text:p>3700</text:p>
          </table:table-cell>
          <table:table-cell office:value-type="string">
            <text:p>OSI-0039</text:p>
          </table:table-cell>
          <table:table-cell office:value-type="string">
            <text:p/>
          </table:table-cell>
          <table:table-cell office:value-type="string">
            <text:p>U60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1">
            <text:p>3701</text:p>
          </table:table-cell>
          <table:table-cell office:value-type="string">
            <text:p>http://csys.cosmobots.eu:3000/issues/3701</text:p>
          </table:table-cell>
          <table:table-cell office:value-type="float" office:value="3701">
            <text:p>3701</text:p>
          </table:table-cell>
          <table:table-cell office:value-type="string">
            <text:p>OSI-0040</text:p>
          </table:table-cell>
          <table:table-cell office:value-type="string">
            <text:p/>
          </table:table-cell>
          <table:table-cell office:value-type="string">
            <text:p>U61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2">
            <text:p>3702</text:p>
          </table:table-cell>
          <table:table-cell office:value-type="string">
            <text:p>http://csys.cosmobots.eu:3000/issues/3702</text:p>
          </table:table-cell>
          <table:table-cell office:value-type="float" office:value="3702">
            <text:p>3702</text:p>
          </table:table-cell>
          <table:table-cell office:value-type="string">
            <text:p>OSI-0041</text:p>
          </table:table-cell>
          <table:table-cell office:value-type="string">
            <text:p/>
          </table:table-cell>
          <table:table-cell office:value-type="string">
            <text:p>U6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3">
            <text:p>3703</text:p>
          </table:table-cell>
          <table:table-cell office:value-type="string">
            <text:p>http://csys.cosmobots.eu:3000/issues/3703</text:p>
          </table:table-cell>
          <table:table-cell office:value-type="float" office:value="3703">
            <text:p>3703</text:p>
          </table:table-cell>
          <table:table-cell office:value-type="string">
            <text:p>OSI-0042</text:p>
          </table:table-cell>
          <table:table-cell office:value-type="string">
            <text:p/>
          </table:table-cell>
          <table:table-cell office:value-type="string">
            <text:p>U65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4">
            <text:p>3704</text:p>
          </table:table-cell>
          <table:table-cell office:value-type="string">
            <text:p>http://csys.cosmobots.eu:3000/issues/3704</text:p>
          </table:table-cell>
          <table:table-cell office:value-type="float" office:value="3704">
            <text:p>3704</text:p>
          </table:table-cell>
          <table:table-cell office:value-type="string">
            <text:p>OSI-0043</text:p>
          </table:table-cell>
          <table:table-cell office:value-type="string">
            <text:p/>
          </table:table-cell>
          <table:table-cell office:value-type="string">
            <text:p>U67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5">
            <text:p>3705</text:p>
          </table:table-cell>
          <table:table-cell office:value-type="string">
            <text:p>http://csys.cosmobots.eu:3000/issues/3705</text:p>
          </table:table-cell>
          <table:table-cell office:value-type="float" office:value="3705">
            <text:p>3705</text:p>
          </table:table-cell>
          <table:table-cell office:value-type="string">
            <text:p>OSI-0044</text:p>
          </table:table-cell>
          <table:table-cell office:value-type="string">
            <text:p/>
          </table:table-cell>
          <table:table-cell office:value-type="string">
            <text:p>U68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6">
            <text:p>3706</text:p>
          </table:table-cell>
          <table:table-cell office:value-type="string">
            <text:p>http://csys.cosmobots.eu:3000/issues/3706</text:p>
          </table:table-cell>
          <table:table-cell office:value-type="float" office:value="3706">
            <text:p>3706</text:p>
          </table:table-cell>
          <table:table-cell office:value-type="string">
            <text:p>OSI-0045</text:p>
          </table:table-cell>
          <table:table-cell office:value-type="string">
            <text:p/>
          </table:table-cell>
          <table:table-cell office:value-type="string">
            <text:p>U70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7">
            <text:p>3707</text:p>
          </table:table-cell>
          <table:table-cell office:value-type="string">
            <text:p>http://csys.cosmobots.eu:3000/issues/3707</text:p>
          </table:table-cell>
          <table:table-cell office:value-type="float" office:value="3707">
            <text:p>3707</text:p>
          </table:table-cell>
          <table:table-cell office:value-type="string">
            <text:p>OSI-0046</text:p>
          </table:table-cell>
          <table:table-cell office:value-type="string">
            <text:p/>
          </table:table-cell>
          <table:table-cell office:value-type="string">
            <text:p>U72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8">
            <text:p>3708</text:p>
          </table:table-cell>
          <table:table-cell office:value-type="string">
            <text:p>http://csys.cosmobots.eu:3000/issues/3708</text:p>
          </table:table-cell>
          <table:table-cell office:value-type="float" office:value="3708">
            <text:p>3708</text:p>
          </table:table-cell>
          <table:table-cell office:value-type="string">
            <text:p>OSI-0047</text:p>
          </table:table-cell>
          <table:table-cell office:value-type="string">
            <text:p/>
          </table:table-cell>
          <table:table-cell office:value-type="string">
            <text:p>U73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9">
            <text:p>3709</text:p>
          </table:table-cell>
          <table:table-cell office:value-type="string">
            <text:p>http://csys.cosmobots.eu:3000/issues/3709</text:p>
          </table:table-cell>
          <table:table-cell office:value-type="float" office:value="3709">
            <text:p>3709</text:p>
          </table:table-cell>
          <table:table-cell office:value-type="string">
            <text:p>OSI-0048</text:p>
          </table:table-cell>
          <table:table-cell office:value-type="string">
            <text:p/>
          </table:table-cell>
          <table:table-cell office:value-type="string">
            <text:p>U75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0">
            <text:p>3710</text:p>
          </table:table-cell>
          <table:table-cell office:value-type="string">
            <text:p>http://csys.cosmobots.eu:3000/issues/3710</text:p>
          </table:table-cell>
          <table:table-cell office:value-type="float" office:value="3710">
            <text:p>3710</text:p>
          </table:table-cell>
          <table:table-cell office:value-type="string">
            <text:p>OSI-0049</text:p>
          </table:table-cell>
          <table:table-cell office:value-type="string">
            <text:p/>
          </table:table-cell>
          <table:table-cell office:value-type="string">
            <text:p>U77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1">
            <text:p>3711</text:p>
          </table:table-cell>
          <table:table-cell office:value-type="string">
            <text:p>http://csys.cosmobots.eu:3000/issues/3711</text:p>
          </table:table-cell>
          <table:table-cell office:value-type="float" office:value="3711">
            <text:p>3711</text:p>
          </table:table-cell>
          <table:table-cell office:value-type="string">
            <text:p>OSI-0050</text:p>
          </table:table-cell>
          <table:table-cell office:value-type="string">
            <text:p/>
          </table:table-cell>
          <table:table-cell office:value-type="string">
            <text:p>U78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2">
            <text:p>3712</text:p>
          </table:table-cell>
          <table:table-cell office:value-type="string">
            <text:p>http://csys.cosmobots.eu:3000/issues/3712</text:p>
          </table:table-cell>
          <table:table-cell office:value-type="float" office:value="3712">
            <text:p>3712</text:p>
          </table:table-cell>
          <table:table-cell office:value-type="string">
            <text:p>OSI-0051</text:p>
          </table:table-cell>
          <table:table-cell office:value-type="string">
            <text:p/>
          </table:table-cell>
          <table:table-cell office:value-type="string">
            <text:p>U80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3">
            <text:p>3713</text:p>
          </table:table-cell>
          <table:table-cell office:value-type="string">
            <text:p>http://csys.cosmobots.eu:3000/issues/3713</text:p>
          </table:table-cell>
          <table:table-cell office:value-type="float" office:value="3713">
            <text:p>3713</text:p>
          </table:table-cell>
          <table:table-cell office:value-type="string">
            <text:p>OSI-0052</text:p>
          </table:table-cell>
          <table:table-cell office:value-type="string">
            <text:p/>
          </table:table-cell>
          <table:table-cell office:value-type="string">
            <text:p>U82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4">
            <text:p>3714</text:p>
          </table:table-cell>
          <table:table-cell office:value-type="string">
            <text:p>http://csys.cosmobots.eu:3000/issues/3714</text:p>
          </table:table-cell>
          <table:table-cell office:value-type="float" office:value="3714">
            <text:p>3714</text:p>
          </table:table-cell>
          <table:table-cell office:value-type="string">
            <text:p>OSI-0053</text:p>
          </table:table-cell>
          <table:table-cell office:value-type="string">
            <text:p/>
          </table:table-cell>
          <table:table-cell office:value-type="string">
            <text:p>U84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5">
            <text:p>3715</text:p>
          </table:table-cell>
          <table:table-cell office:value-type="string">
            <text:p>http://csys.cosmobots.eu:3000/issues/3715</text:p>
          </table:table-cell>
          <table:table-cell office:value-type="float" office:value="3715">
            <text:p>3715</text:p>
          </table:table-cell>
          <table:table-cell office:value-type="string">
            <text:p>OSI-0054</text:p>
          </table:table-cell>
          <table:table-cell office:value-type="string">
            <text:p/>
          </table:table-cell>
          <table:table-cell office:value-type="string">
            <text:p>U85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6">
            <text:p>3716</text:p>
          </table:table-cell>
          <table:table-cell office:value-type="string">
            <text:p>http://csys.cosmobots.eu:3000/issues/3716</text:p>
          </table:table-cell>
          <table:table-cell office:value-type="float" office:value="3716">
            <text:p>3716</text:p>
          </table:table-cell>
          <table:table-cell office:value-type="string">
            <text:p>OSI-0055</text:p>
          </table:table-cell>
          <table:table-cell office:value-type="string">
            <text:p/>
          </table:table-cell>
          <table:table-cell office:value-type="string">
            <text:p>U883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7">
            <text:p>3717</text:p>
          </table:table-cell>
          <table:table-cell office:value-type="string">
            <text:p>http://csys.cosmobots.eu:3000/issues/3717</text:p>
          </table:table-cell>
          <table:table-cell office:value-type="float" office:value="3717">
            <text:p>3717</text:p>
          </table:table-cell>
          <table:table-cell office:value-type="string">
            <text:p>OSI-0056</text:p>
          </table:table-cell>
          <table:table-cell office:value-type="string">
            <text:p/>
          </table:table-cell>
          <table:table-cell office:value-type="string">
            <text:p>U913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8">
            <text:p>3718</text:p>
          </table:table-cell>
          <table:table-cell office:value-type="string">
            <text:p>http://csys.cosmobots.eu:3000/issues/3718</text:p>
          </table:table-cell>
          <table:table-cell office:value-type="float" office:value="3718">
            <text:p>3718</text:p>
          </table:table-cell>
          <table:table-cell office:value-type="string">
            <text:p>OSI-0057</text:p>
          </table:table-cell>
          <table:table-cell office:value-type="string">
            <text:p/>
          </table:table-cell>
          <table:table-cell office:value-type="string">
            <text:p>U941/3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9">
            <text:p>3809</text:p>
          </table:table-cell>
          <table:table-cell office:value-type="string">
            <text:p>http://csys.cosmobots.eu:3000/issues/3809</text:p>
          </table:table-cell>
          <table:table-cell office:value-type="float" office:value="3809">
            <text:p>3809</text:p>
          </table:table-cell>
          <table:table-cell office:value-type="string">
            <text:p>OSI-0148</text:p>
          </table:table-cell>
          <table:table-cell office:value-type="string">
            <text:p/>
          </table:table-cell>
          <table:table-cell office:value-type="string">
            <text:p>U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36,OSI-0037,OSI-0035,OSI-0033,OSI-0034,OSI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0">
            <text:p>3810</text:p>
          </table:table-cell>
          <table:table-cell office:value-type="string">
            <text:p>http://csys.cosmobots.eu:3000/issues/3810</text:p>
          </table:table-cell>
          <table:table-cell office:value-type="float" office:value="3810">
            <text:p>3810</text:p>
          </table:table-cell>
          <table:table-cell office:value-type="string">
            <text:p>OSI-0149</text:p>
          </table:table-cell>
          <table:table-cell office:value-type="string">
            <text:p/>
          </table:table-cell>
          <table:table-cell office:value-type="string">
            <text:p>U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2,OSI-0043,OSI-0044,OSI-0039,OSI-0041,OSI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1">
            <text:p>3811</text:p>
          </table:table-cell>
          <table:table-cell office:value-type="string">
            <text:p>http://csys.cosmobots.eu:3000/issues/3811</text:p>
          </table:table-cell>
          <table:table-cell office:value-type="float" office:value="3811">
            <text:p>3811</text:p>
          </table:table-cell>
          <table:table-cell office:value-type="string">
            <text:p>OSI-0150</text:p>
          </table:table-cell>
          <table:table-cell office:value-type="string">
            <text:p/>
          </table:table-cell>
          <table:table-cell office:value-type="string">
            <text:p>U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9,OSI-0046,OSI-0048,OSI-0045,OSI-0047,OSI-00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2">
            <text:p>3812</text:p>
          </table:table-cell>
          <table:table-cell office:value-type="string">
            <text:p>http://csys.cosmobots.eu:3000/issues/3812</text:p>
          </table:table-cell>
          <table:table-cell office:value-type="float" office:value="3812">
            <text:p>3812</text:p>
          </table:table-cell>
          <table:table-cell office:value-type="string">
            <text:p>OSI-0151</text:p>
          </table:table-cell>
          <table:table-cell office:value-type="string">
            <text:p/>
          </table:table-cell>
          <table:table-cell office:value-type="string">
            <text:p>U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1,OSI-0053,OSI-0054,OSI-0052,OSI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3">
            <text:p>3813</text:p>
          </table:table-cell>
          <table:table-cell office:value-type="string">
            <text:p>http://csys.cosmobots.eu:3000/issues/3813</text:p>
          </table:table-cell>
          <table:table-cell office:value-type="float" office:value="3813">
            <text:p>3813</text:p>
          </table:table-cell>
          <table:table-cell office:value-type="string">
            <text:p>OSI-0152</text:p>
          </table:table-cell>
          <table:table-cell office:value-type="string">
            <text:p/>
          </table:table-cell>
          <table:table-cell office:value-type="string">
            <text:p>U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7,OSI-00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2">
            <text:p>3732</text:p>
          </table:table-cell>
          <table:table-cell office:value-type="string">
            <text:p>http://csys.cosmobots.eu:3000/issues/3732</text:p>
          </table:table-cell>
          <table:table-cell office:value-type="float" office:value="3732">
            <text:p>3732</text:p>
          </table:table-cell>
          <table:table-cell office:value-type="string">
            <text:p>OSI-0071</text:p>
          </table:table-cell>
          <table:table-cell office:value-type="string">
            <text:p/>
          </table:table-cell>
          <table:table-cell office:value-type="string">
            <text:p>f50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3">
            <text:p>3733</text:p>
          </table:table-cell>
          <table:table-cell office:value-type="string">
            <text:p>http://csys.cosmobots.eu:3000/issues/3733</text:p>
          </table:table-cell>
          <table:table-cell office:value-type="float" office:value="3733">
            <text:p>3733</text:p>
          </table:table-cell>
          <table:table-cell office:value-type="string">
            <text:p>OSI-0072</text:p>
          </table:table-cell>
          <table:table-cell office:value-type="string">
            <text:p/>
          </table:table-cell>
          <table:table-cell office:value-type="string">
            <text:p>f50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4">
            <text:p>3734</text:p>
          </table:table-cell>
          <table:table-cell office:value-type="string">
            <text:p>http://csys.cosmobots.eu:3000/issues/3734</text:p>
          </table:table-cell>
          <table:table-cell office:value-type="float" office:value="3734">
            <text:p>3734</text:p>
          </table:table-cell>
          <table:table-cell office:value-type="string">
            <text:p>OSI-0073</text:p>
          </table:table-cell>
          <table:table-cell office:value-type="string">
            <text:p/>
          </table:table-cell>
          <table:table-cell office:value-type="string">
            <text:p>f51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5">
            <text:p>3735</text:p>
          </table:table-cell>
          <table:table-cell office:value-type="string">
            <text:p>http://csys.cosmobots.eu:3000/issues/3735</text:p>
          </table:table-cell>
          <table:table-cell office:value-type="float" office:value="3735">
            <text:p>3735</text:p>
          </table:table-cell>
          <table:table-cell office:value-type="string">
            <text:p>OSI-0074</text:p>
          </table:table-cell>
          <table:table-cell office:value-type="string">
            <text:p/>
          </table:table-cell>
          <table:table-cell office:value-type="string">
            <text:p>f51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6">
            <text:p>3736</text:p>
          </table:table-cell>
          <table:table-cell office:value-type="string">
            <text:p>http://csys.cosmobots.eu:3000/issues/3736</text:p>
          </table:table-cell>
          <table:table-cell office:value-type="float" office:value="3736">
            <text:p>3736</text:p>
          </table:table-cell>
          <table:table-cell office:value-type="string">
            <text:p>OSI-0075</text:p>
          </table:table-cell>
          <table:table-cell office:value-type="string">
            <text:p/>
          </table:table-cell>
          <table:table-cell office:value-type="string">
            <text:p>f52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7">
            <text:p>3737</text:p>
          </table:table-cell>
          <table:table-cell office:value-type="string">
            <text:p>http://csys.cosmobots.eu:3000/issues/3737</text:p>
          </table:table-cell>
          <table:table-cell office:value-type="float" office:value="3737">
            <text:p>3737</text:p>
          </table:table-cell>
          <table:table-cell office:value-type="string">
            <text:p>OSI-0076</text:p>
          </table:table-cell>
          <table:table-cell office:value-type="string">
            <text:p/>
          </table:table-cell>
          <table:table-cell office:value-type="string">
            <text:p>f53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8">
            <text:p>3738</text:p>
          </table:table-cell>
          <table:table-cell office:value-type="string">
            <text:p>http://csys.cosmobots.eu:3000/issues/3738</text:p>
          </table:table-cell>
          <table:table-cell office:value-type="float" office:value="3738">
            <text:p>3738</text:p>
          </table:table-cell>
          <table:table-cell office:value-type="string">
            <text:p>OSI-0077</text:p>
          </table:table-cell>
          <table:table-cell office:value-type="string">
            <text:p/>
          </table:table-cell>
          <table:table-cell office:value-type="string">
            <text:p>f5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9">
            <text:p>3739</text:p>
          </table:table-cell>
          <table:table-cell office:value-type="string">
            <text:p>http://csys.cosmobots.eu:3000/issues/3739</text:p>
          </table:table-cell>
          <table:table-cell office:value-type="float" office:value="3739">
            <text:p>3739</text:p>
          </table:table-cell>
          <table:table-cell office:value-type="string">
            <text:p>OSI-0078</text:p>
          </table:table-cell>
          <table:table-cell office:value-type="string">
            <text:p/>
          </table:table-cell>
          <table:table-cell office:value-type="string">
            <text:p>f542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0">
            <text:p>3740</text:p>
          </table:table-cell>
          <table:table-cell office:value-type="string">
            <text:p>http://csys.cosmobots.eu:3000/issues/3740</text:p>
          </table:table-cell>
          <table:table-cell office:value-type="float" office:value="3740">
            <text:p>3740</text:p>
          </table:table-cell>
          <table:table-cell office:value-type="string">
            <text:p>OSI-0079</text:p>
          </table:table-cell>
          <table:table-cell office:value-type="string">
            <text:p/>
          </table:table-cell>
          <table:table-cell office:value-type="string">
            <text:p>f548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1">
            <text:p>3741</text:p>
          </table:table-cell>
          <table:table-cell office:value-type="string">
            <text:p>http://csys.cosmobots.eu:3000/issues/3741</text:p>
          </table:table-cell>
          <table:table-cell office:value-type="float" office:value="3741">
            <text:p>3741</text:p>
          </table:table-cell>
          <table:table-cell office:value-type="string">
            <text:p>OSI-0080</text:p>
          </table:table-cell>
          <table:table-cell office:value-type="string">
            <text:p/>
          </table:table-cell>
          <table:table-cell office:value-type="string">
            <text:p>f554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2">
            <text:p>3742</text:p>
          </table:table-cell>
          <table:table-cell office:value-type="string">
            <text:p>http://csys.cosmobots.eu:3000/issues/3742</text:p>
          </table:table-cell>
          <table:table-cell office:value-type="float" office:value="3742">
            <text:p>3742</text:p>
          </table:table-cell>
          <table:table-cell office:value-type="string">
            <text:p>OSI-0081</text:p>
          </table:table-cell>
          <table:table-cell office:value-type="string">
            <text:p/>
          </table:table-cell>
          <table:table-cell office:value-type="string">
            <text:p>f561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3">
            <text:p>3743</text:p>
          </table:table-cell>
          <table:table-cell office:value-type="string">
            <text:p>http://csys.cosmobots.eu:3000/issues/3743</text:p>
          </table:table-cell>
          <table:table-cell office:value-type="float" office:value="3743">
            <text:p>3743</text:p>
          </table:table-cell>
          <table:table-cell office:value-type="string">
            <text:p>OSI-0082</text:p>
          </table:table-cell>
          <table:table-cell office:value-type="string">
            <text:p/>
          </table:table-cell>
          <table:table-cell office:value-type="string">
            <text:p>f568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4">
            <text:p>3744</text:p>
          </table:table-cell>
          <table:table-cell office:value-type="string">
            <text:p>http://csys.cosmobots.eu:3000/issues/3744</text:p>
          </table:table-cell>
          <table:table-cell office:value-type="float" office:value="3744">
            <text:p>3744</text:p>
          </table:table-cell>
          <table:table-cell office:value-type="string">
            <text:p>OSI-0083</text:p>
          </table:table-cell>
          <table:table-cell office:value-type="string">
            <text:p/>
          </table:table-cell>
          <table:table-cell office:value-type="string">
            <text:p>f575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5">
            <text:p>3745</text:p>
          </table:table-cell>
          <table:table-cell office:value-type="string">
            <text:p>http://csys.cosmobots.eu:3000/issues/3745</text:p>
          </table:table-cell>
          <table:table-cell office:value-type="float" office:value="3745">
            <text:p>3745</text:p>
          </table:table-cell>
          <table:table-cell office:value-type="string">
            <text:p>OSI-0084</text:p>
          </table:table-cell>
          <table:table-cell office:value-type="string">
            <text:p/>
          </table:table-cell>
          <table:table-cell office:value-type="string">
            <text:p>f583/2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6">
            <text:p>3746</text:p>
          </table:table-cell>
          <table:table-cell office:value-type="string">
            <text:p>http://csys.cosmobots.eu:3000/issues/3746</text:p>
          </table:table-cell>
          <table:table-cell office:value-type="float" office:value="3746">
            <text:p>3746</text:p>
          </table:table-cell>
          <table:table-cell office:value-type="string">
            <text:p>OSI-0085</text:p>
          </table:table-cell>
          <table:table-cell office:value-type="string">
            <text:p/>
          </table:table-cell>
          <table:table-cell office:value-type="string">
            <text:p>f591/2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7">
            <text:p>3747</text:p>
          </table:table-cell>
          <table:table-cell office:value-type="string">
            <text:p>http://csys.cosmobots.eu:3000/issues/3747</text:p>
          </table:table-cell>
          <table:table-cell office:value-type="float" office:value="3747">
            <text:p>3747</text:p>
          </table:table-cell>
          <table:table-cell office:value-type="string">
            <text:p>OSI-0086</text:p>
          </table:table-cell>
          <table:table-cell office:value-type="string">
            <text:p/>
          </table:table-cell>
          <table:table-cell office:value-type="string">
            <text:p>f599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4">
            <text:p>3814</text:p>
          </table:table-cell>
          <table:table-cell office:value-type="string">
            <text:p>http://csys.cosmobots.eu:3000/issues/3814</text:p>
          </table:table-cell>
          <table:table-cell office:value-type="float" office:value="3814">
            <text:p>3814</text:p>
          </table:table-cell>
          <table:table-cell office:value-type="string">
            <text:p>OSI-0153</text:p>
          </table:table-cell>
          <table:table-cell office:value-type="string">
            <text:p/>
          </table:table-cell>
          <table:table-cell office:value-type="string">
            <text:p>f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71,OSI-0072,OSI-0073,OSI-0074,OSI-0075,OSI-0076,OSI-0077,OSI-0078,OSI-0079,OSI-0080,OSI-0081,OSI-0082,OSI-0083,OSI-0084,OSI-0085,OSI-0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6">
            <text:p>3726</text:p>
          </table:table-cell>
          <table:table-cell office:value-type="string">
            <text:p>http://csys.cosmobots.eu:3000/issues/3726</text:p>
          </table:table-cell>
          <table:table-cell office:value-type="float" office:value="3726">
            <text:p>3726</text:p>
          </table:table-cell>
          <table:table-cell office:value-type="string">
            <text:p>OSI-0065</text:p>
          </table:table-cell>
          <table:table-cell office:value-type="string">
            <text:p/>
          </table:table-cell>
          <table:table-cell office:value-type="string">
            <text:p>f477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7">
            <text:p>3727</text:p>
          </table:table-cell>
          <table:table-cell office:value-type="string">
            <text:p>http://csys.cosmobots.eu:3000/issues/3727</text:p>
          </table:table-cell>
          <table:table-cell office:value-type="float" office:value="3727">
            <text:p>3727</text:p>
          </table:table-cell>
          <table:table-cell office:value-type="string">
            <text:p>OSI-0066</text:p>
          </table:table-cell>
          <table:table-cell office:value-type="string">
            <text:p/>
          </table:table-cell>
          <table:table-cell office:value-type="string">
            <text:p>f481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5">
            <text:p>3815</text:p>
          </table:table-cell>
          <table:table-cell office:value-type="string">
            <text:p>http://csys.cosmobots.eu:3000/issues/3815</text:p>
          </table:table-cell>
          <table:table-cell office:value-type="float" office:value="3815">
            <text:p>3815</text:p>
          </table:table-cell>
          <table:table-cell office:value-type="string">
            <text:p>OSI-0154</text:p>
          </table:table-cell>
          <table:table-cell office:value-type="string">
            <text:p/>
          </table:table-cell>
          <table:table-cell office:value-type="string">
            <text:p>f4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58,OSI-0065,OSI-0059,OSI-0066,OSI-0060,OSI-0067,OSI-0061,OSI-0068,OSI-0069,OSI-0062,OSI-0070,OSI-0063,OSI-00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8">
            <text:p>3728</text:p>
          </table:table-cell>
          <table:table-cell office:value-type="string">
            <text:p>http://csys.cosmobots.eu:3000/issues/3728</text:p>
          </table:table-cell>
          <table:table-cell office:value-type="float" office:value="3728">
            <text:p>3728</text:p>
          </table:table-cell>
          <table:table-cell office:value-type="string">
            <text:p>OSI-0067</text:p>
          </table:table-cell>
          <table:table-cell office:value-type="string">
            <text:p/>
          </table:table-cell>
          <table:table-cell office:value-type="string">
            <text:p>f486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4">
            <text:p>3724</text:p>
          </table:table-cell>
          <table:table-cell office:value-type="string">
            <text:p>http://csys.cosmobots.eu:3000/issues/3724</text:p>
          </table:table-cell>
          <table:table-cell office:value-type="float" office:value="3724">
            <text:p>3724</text:p>
          </table:table-cell>
          <table:table-cell office:value-type="string">
            <text:p>OSI-0063</text:p>
          </table:table-cell>
          <table:table-cell office:value-type="string">
            <text:p/>
          </table:table-cell>
          <table:table-cell office:value-type="string">
            <text:p>f469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2">
            <text:p>3722</text:p>
          </table:table-cell>
          <table:table-cell office:value-type="string">
            <text:p>http://csys.cosmobots.eu:3000/issues/3722</text:p>
          </table:table-cell>
          <table:table-cell office:value-type="float" office:value="3722">
            <text:p>3722</text:p>
          </table:table-cell>
          <table:table-cell office:value-type="string">
            <text:p>OSI-0061</text:p>
          </table:table-cell>
          <table:table-cell office:value-type="string">
            <text:p/>
          </table:table-cell>
          <table:table-cell office:value-type="string">
            <text:p>f46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1">
            <text:p>3731</text:p>
          </table:table-cell>
          <table:table-cell office:value-type="string">
            <text:p>http://csys.cosmobots.eu:3000/issues/3731</text:p>
          </table:table-cell>
          <table:table-cell office:value-type="float" office:value="3731">
            <text:p>3731</text:p>
          </table:table-cell>
          <table:table-cell office:value-type="string">
            <text:p>OSI-0070</text:p>
          </table:table-cell>
          <table:table-cell office:value-type="string">
            <text:p/>
          </table:table-cell>
          <table:table-cell office:value-type="string">
            <text:p>f499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0">
            <text:p>3720</text:p>
          </table:table-cell>
          <table:table-cell office:value-type="string">
            <text:p>http://csys.cosmobots.eu:3000/issues/3720</text:p>
          </table:table-cell>
          <table:table-cell office:value-type="float" office:value="3720">
            <text:p>3720</text:p>
          </table:table-cell>
          <table:table-cell office:value-type="string">
            <text:p>OSI-0059</text:p>
          </table:table-cell>
          <table:table-cell office:value-type="string">
            <text:p/>
          </table:table-cell>
          <table:table-cell office:value-type="string">
            <text:p>f454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9">
            <text:p>3719</text:p>
          </table:table-cell>
          <table:table-cell office:value-type="string">
            <text:p>http://csys.cosmobots.eu:3000/issues/3719</text:p>
          </table:table-cell>
          <table:table-cell office:value-type="float" office:value="3719">
            <text:p>3719</text:p>
          </table:table-cell>
          <table:table-cell office:value-type="string">
            <text:p>OSI-0058</text:p>
          </table:table-cell>
          <table:table-cell office:value-type="string">
            <text:p/>
          </table:table-cell>
          <table:table-cell office:value-type="string">
            <text:p>f45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0">
            <text:p>3730</text:p>
          </table:table-cell>
          <table:table-cell office:value-type="string">
            <text:p>http://csys.cosmobots.eu:3000/issues/3730</text:p>
          </table:table-cell>
          <table:table-cell office:value-type="float" office:value="3730">
            <text:p>3730</text:p>
          </table:table-cell>
          <table:table-cell office:value-type="string">
            <text:p>OSI-0069</text:p>
          </table:table-cell>
          <table:table-cell office:value-type="string">
            <text:p/>
          </table:table-cell>
          <table:table-cell office:value-type="string">
            <text:p>f495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3">
            <text:p>3723</text:p>
          </table:table-cell>
          <table:table-cell office:value-type="string">
            <text:p>http://csys.cosmobots.eu:3000/issues/3723</text:p>
          </table:table-cell>
          <table:table-cell office:value-type="float" office:value="3723">
            <text:p>3723</text:p>
          </table:table-cell>
          <table:table-cell office:value-type="string">
            <text:p>OSI-0062</text:p>
          </table:table-cell>
          <table:table-cell office:value-type="string">
            <text:p/>
          </table:table-cell>
          <table:table-cell office:value-type="string">
            <text:p>f465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9">
            <text:p>3729</text:p>
          </table:table-cell>
          <table:table-cell office:value-type="string">
            <text:p>http://csys.cosmobots.eu:3000/issues/3729</text:p>
          </table:table-cell>
          <table:table-cell office:value-type="float" office:value="3729">
            <text:p>3729</text:p>
          </table:table-cell>
          <table:table-cell office:value-type="string">
            <text:p>OSI-0068</text:p>
          </table:table-cell>
          <table:table-cell office:value-type="string">
            <text:p/>
          </table:table-cell>
          <table:table-cell office:value-type="string">
            <text:p>f490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1">
            <text:p>3721</text:p>
          </table:table-cell>
          <table:table-cell office:value-type="string">
            <text:p>http://csys.cosmobots.eu:3000/issues/3721</text:p>
          </table:table-cell>
          <table:table-cell office:value-type="float" office:value="3721">
            <text:p>3721</text:p>
          </table:table-cell>
          <table:table-cell office:value-type="string">
            <text:p>OSI-0060</text:p>
          </table:table-cell>
          <table:table-cell office:value-type="string">
            <text:p/>
          </table:table-cell>
          <table:table-cell office:value-type="string">
            <text:p>f458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5">
            <text:p>3725</text:p>
          </table:table-cell>
          <table:table-cell office:value-type="string">
            <text:p>http://csys.cosmobots.eu:3000/issues/3725</text:p>
          </table:table-cell>
          <table:table-cell office:value-type="float" office:value="3725">
            <text:p>3725</text:p>
          </table:table-cell>
          <table:table-cell office:value-type="string">
            <text:p>OSI-0064</text:p>
          </table:table-cell>
          <table:table-cell office:value-type="string">
            <text:p/>
          </table:table-cell>
          <table:table-cell office:value-type="string">
            <text:p>f473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1">
            <text:p>3751</text:p>
          </table:table-cell>
          <table:table-cell office:value-type="string">
            <text:p>http://csys.cosmobots.eu:3000/issues/3751</text:p>
          </table:table-cell>
          <table:table-cell office:value-type="float" office:value="3751">
            <text:p>3751</text:p>
          </table:table-cell>
          <table:table-cell office:value-type="string">
            <text:p>OSI-0090</text:p>
          </table:table-cell>
          <table:table-cell office:value-type="string">
            <text:p/>
          </table:table-cell>
          <table:table-cell office:value-type="string">
            <text:p>f638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6">
            <text:p>3756</text:p>
          </table:table-cell>
          <table:table-cell office:value-type="string">
            <text:p>http://csys.cosmobots.eu:3000/issues/3756</text:p>
          </table:table-cell>
          <table:table-cell office:value-type="float" office:value="3756">
            <text:p>3756</text:p>
          </table:table-cell>
          <table:table-cell office:value-type="string">
            <text:p>OSI-0095</text:p>
          </table:table-cell>
          <table:table-cell office:value-type="string">
            <text:p/>
          </table:table-cell>
          <table:table-cell office:value-type="string">
            <text:p>f680/4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8">
            <text:p>3748</text:p>
          </table:table-cell>
          <table:table-cell office:value-type="string">
            <text:p>http://csys.cosmobots.eu:3000/issues/3748</text:p>
          </table:table-cell>
          <table:table-cell office:value-type="float" office:value="3748">
            <text:p>3748</text:p>
          </table:table-cell>
          <table:table-cell office:value-type="string">
            <text:p>OSI-0087</text:p>
          </table:table-cell>
          <table:table-cell office:value-type="string">
            <text:p/>
          </table:table-cell>
          <table:table-cell office:value-type="string">
            <text:p>f608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0">
            <text:p>3750</text:p>
          </table:table-cell>
          <table:table-cell office:value-type="string">
            <text:p>http://csys.cosmobots.eu:3000/issues/3750</text:p>
          </table:table-cell>
          <table:table-cell office:value-type="float" office:value="3750">
            <text:p>3750</text:p>
          </table:table-cell>
          <table:table-cell office:value-type="string">
            <text:p>OSI-0089</text:p>
          </table:table-cell>
          <table:table-cell office:value-type="string">
            <text:p/>
          </table:table-cell>
          <table:table-cell office:value-type="string">
            <text:p>f627/2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7">
            <text:p>3757</text:p>
          </table:table-cell>
          <table:table-cell office:value-type="string">
            <text:p>http://csys.cosmobots.eu:3000/issues/3757</text:p>
          </table:table-cell>
          <table:table-cell office:value-type="float" office:value="3757">
            <text:p>3757</text:p>
          </table:table-cell>
          <table:table-cell office:value-type="string">
            <text:p>OSI-0096</text:p>
          </table:table-cell>
          <table:table-cell office:value-type="string">
            <text:p/>
          </table:table-cell>
          <table:table-cell office:value-type="string">
            <text:p>f694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9">
            <text:p>3749</text:p>
          </table:table-cell>
          <table:table-cell office:value-type="string">
            <text:p>http://csys.cosmobots.eu:3000/issues/3749</text:p>
          </table:table-cell>
          <table:table-cell office:value-type="float" office:value="3749">
            <text:p>3749</text:p>
          </table:table-cell>
          <table:table-cell office:value-type="string">
            <text:p>OSI-0088</text:p>
          </table:table-cell>
          <table:table-cell office:value-type="string">
            <text:p/>
          </table:table-cell>
          <table:table-cell office:value-type="string">
            <text:p>f617/2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5">
            <text:p>3755</text:p>
          </table:table-cell>
          <table:table-cell office:value-type="string">
            <text:p>http://csys.cosmobots.eu:3000/issues/3755</text:p>
          </table:table-cell>
          <table:table-cell office:value-type="float" office:value="3755">
            <text:p>3755</text:p>
          </table:table-cell>
          <table:table-cell office:value-type="string">
            <text:p>OSI-0094</text:p>
          </table:table-cell>
          <table:table-cell office:value-type="string">
            <text:p/>
          </table:table-cell>
          <table:table-cell office:value-type="string">
            <text:p>f666/3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2">
            <text:p>3752</text:p>
          </table:table-cell>
          <table:table-cell office:value-type="string">
            <text:p>http://csys.cosmobots.eu:3000/issues/3752</text:p>
          </table:table-cell>
          <table:table-cell office:value-type="float" office:value="3752">
            <text:p>3752</text:p>
          </table:table-cell>
          <table:table-cell office:value-type="string">
            <text:p>OSI-0091</text:p>
          </table:table-cell>
          <table:table-cell office:value-type="string">
            <text:p/>
          </table:table-cell>
          <table:table-cell office:value-type="string">
            <text:p>f649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4">
            <text:p>3754</text:p>
          </table:table-cell>
          <table:table-cell office:value-type="string">
            <text:p>http://csys.cosmobots.eu:3000/issues/3754</text:p>
          </table:table-cell>
          <table:table-cell office:value-type="float" office:value="3754">
            <text:p>3754</text:p>
          </table:table-cell>
          <table:table-cell office:value-type="string">
            <text:p>OSI-0093</text:p>
          </table:table-cell>
          <table:table-cell office:value-type="string">
            <text:p/>
          </table:table-cell>
          <table:table-cell office:value-type="string">
            <text:p>f657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6">
            <text:p>3816</text:p>
          </table:table-cell>
          <table:table-cell office:value-type="string">
            <text:p>http://csys.cosmobots.eu:3000/issues/3816</text:p>
          </table:table-cell>
          <table:table-cell office:value-type="float" office:value="3816">
            <text:p>3816</text:p>
          </table:table-cell>
          <table:table-cell office:value-type="string">
            <text:p>OSI-0155</text:p>
          </table:table-cell>
          <table:table-cell office:value-type="string">
            <text:p/>
          </table:table-cell>
          <table:table-cell office:value-type="string">
            <text:p>f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87,OSI-0088,OSI-0089,OSI-0090,OSI-0091,OSI-0093,OSI-0092,OSI-0094,OSI-0095,OSI-00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3">
            <text:p>3753</text:p>
          </table:table-cell>
          <table:table-cell office:value-type="string">
            <text:p>http://csys.cosmobots.eu:3000/issues/3753</text:p>
          </table:table-cell>
          <table:table-cell office:value-type="float" office:value="3753">
            <text:p>3753</text:p>
          </table:table-cell>
          <table:table-cell office:value-type="string">
            <text:p>OSI-0092</text:p>
          </table:table-cell>
          <table:table-cell office:value-type="string">
            <text:p/>
          </table:table-cell>
          <table:table-cell office:value-type="string">
            <text:p>f661/2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9">
            <text:p>3759</text:p>
          </table:table-cell>
          <table:table-cell office:value-type="string">
            <text:p>http://csys.cosmobots.eu:3000/issues/3759</text:p>
          </table:table-cell>
          <table:table-cell office:value-type="float" office:value="3759">
            <text:p>3759</text:p>
          </table:table-cell>
          <table:table-cell office:value-type="string">
            <text:p>OSI-0098</text:p>
          </table:table-cell>
          <table:table-cell office:value-type="string">
            <text:p/>
          </table:table-cell>
          <table:table-cell office:value-type="string">
            <text:p>f723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7">
            <text:p>3817</text:p>
          </table:table-cell>
          <table:table-cell office:value-type="string">
            <text:p>http://csys.cosmobots.eu:3000/issues/3817</text:p>
          </table:table-cell>
          <table:table-cell office:value-type="float" office:value="3817">
            <text:p>3817</text:p>
          </table:table-cell>
          <table:table-cell office:value-type="string">
            <text:p>OSI-0156</text:p>
          </table:table-cell>
          <table:table-cell office:value-type="string">
            <text:p/>
          </table:table-cell>
          <table:table-cell office:value-type="string">
            <text:p>f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97,OSI-0100,OSI-0101,OSI-0098,OSI-0099,OSI-0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2">
            <text:p>3762</text:p>
          </table:table-cell>
          <table:table-cell office:value-type="string">
            <text:p>http://csys.cosmobots.eu:3000/issues/3762</text:p>
          </table:table-cell>
          <table:table-cell office:value-type="float" office:value="3762">
            <text:p>3762</text:p>
          </table:table-cell>
          <table:table-cell office:value-type="string">
            <text:p>OSI-0101</text:p>
          </table:table-cell>
          <table:table-cell office:value-type="string">
            <text:p/>
          </table:table-cell>
          <table:table-cell office:value-type="string">
            <text:p>f770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0">
            <text:p>3760</text:p>
          </table:table-cell>
          <table:table-cell office:value-type="string">
            <text:p>http://csys.cosmobots.eu:3000/issues/3760</text:p>
          </table:table-cell>
          <table:table-cell office:value-type="float" office:value="3760">
            <text:p>3760</text:p>
          </table:table-cell>
          <table:table-cell office:value-type="string">
            <text:p>OSI-0099</text:p>
          </table:table-cell>
          <table:table-cell office:value-type="string">
            <text:p/>
          </table:table-cell>
          <table:table-cell office:value-type="string">
            <text:p>f738/4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8">
            <text:p>3758</text:p>
          </table:table-cell>
          <table:table-cell office:value-type="string">
            <text:p>http://csys.cosmobots.eu:3000/issues/3758</text:p>
          </table:table-cell>
          <table:table-cell office:value-type="float" office:value="3758">
            <text:p>3758</text:p>
          </table:table-cell>
          <table:table-cell office:value-type="string">
            <text:p>OSI-0097</text:p>
          </table:table-cell>
          <table:table-cell office:value-type="string">
            <text:p/>
          </table:table-cell>
          <table:table-cell office:value-type="string">
            <text:p>f709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1">
            <text:p>3761</text:p>
          </table:table-cell>
          <table:table-cell office:value-type="string">
            <text:p>http://csys.cosmobots.eu:3000/issues/3761</text:p>
          </table:table-cell>
          <table:table-cell office:value-type="float" office:value="3761">
            <text:p>3761</text:p>
          </table:table-cell>
          <table:table-cell office:value-type="string">
            <text:p>OSI-0100</text:p>
          </table:table-cell>
          <table:table-cell office:value-type="string">
            <text:p/>
          </table:table-cell>
          <table:table-cell office:value-type="string">
            <text:p>f754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3">
            <text:p>3763</text:p>
          </table:table-cell>
          <table:table-cell office:value-type="string">
            <text:p>http://csys.cosmobots.eu:3000/issues/3763</text:p>
          </table:table-cell>
          <table:table-cell office:value-type="float" office:value="3763">
            <text:p>3763</text:p>
          </table:table-cell>
          <table:table-cell office:value-type="string">
            <text:p>OSI-0102</text:p>
          </table:table-cell>
          <table:table-cell office:value-type="string">
            <text:p/>
          </table:table-cell>
          <table:table-cell office:value-type="string">
            <text:p>f785/4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3">
            <text:p>3773</text:p>
          </table:table-cell>
          <table:table-cell office:value-type="string">
            <text:p>http://csys.cosmobots.eu:3000/issues/3773</text:p>
          </table:table-cell>
          <table:table-cell office:value-type="float" office:value="3773">
            <text:p>3773</text:p>
          </table:table-cell>
          <table:table-cell office:value-type="string">
            <text:p>OSI-0112</text:p>
          </table:table-cell>
          <table:table-cell office:value-type="string">
            <text:p/>
          </table:table-cell>
          <table:table-cell office:value-type="string">
            <text:p>f923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8">
            <text:p>3818</text:p>
          </table:table-cell>
          <table:table-cell office:value-type="string">
            <text:p>http://csys.cosmobots.eu:3000/issues/3818</text:p>
          </table:table-cell>
          <table:table-cell office:value-type="float" office:value="3818">
            <text:p>3818</text:p>
          </table:table-cell>
          <table:table-cell office:value-type="string">
            <text:p>OSI-0157</text:p>
          </table:table-cell>
          <table:table-cell office:value-type="string">
            <text:p/>
          </table:table-cell>
          <table:table-cell office:value-type="string">
            <text:p>f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9,OSI-0110,OSI-0111,OSI-0112,OSI-0113,OSI-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5">
            <text:p>3775</text:p>
          </table:table-cell>
          <table:table-cell office:value-type="string">
            <text:p>http://csys.cosmobots.eu:3000/issues/3775</text:p>
          </table:table-cell>
          <table:table-cell office:value-type="float" office:value="3775">
            <text:p>3775</text:p>
          </table:table-cell>
          <table:table-cell office:value-type="string">
            <text:p>OSI-0114</text:p>
          </table:table-cell>
          <table:table-cell office:value-type="string">
            <text:p/>
          </table:table-cell>
          <table:table-cell office:value-type="string">
            <text:p>f932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4">
            <text:p>3774</text:p>
          </table:table-cell>
          <table:table-cell office:value-type="string">
            <text:p>http://csys.cosmobots.eu:3000/issues/3774</text:p>
          </table:table-cell>
          <table:table-cell office:value-type="float" office:value="3774">
            <text:p>3774</text:p>
          </table:table-cell>
          <table:table-cell office:value-type="string">
            <text:p>OSI-0113</text:p>
          </table:table-cell>
          <table:table-cell office:value-type="string">
            <text:p/>
          </table:table-cell>
          <table:table-cell office:value-type="string">
            <text:p>f927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0">
            <text:p>3770</text:p>
          </table:table-cell>
          <table:table-cell office:value-type="string">
            <text:p>http://csys.cosmobots.eu:3000/issues/3770</text:p>
          </table:table-cell>
          <table:table-cell office:value-type="float" office:value="3770">
            <text:p>3770</text:p>
          </table:table-cell>
          <table:table-cell office:value-type="string">
            <text:p>OSI-0109</text:p>
          </table:table-cell>
          <table:table-cell office:value-type="string">
            <text:p/>
          </table:table-cell>
          <table:table-cell office:value-type="string">
            <text:p>f902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2">
            <text:p>3772</text:p>
          </table:table-cell>
          <table:table-cell office:value-type="string">
            <text:p>http://csys.cosmobots.eu:3000/issues/3772</text:p>
          </table:table-cell>
          <table:table-cell office:value-type="float" office:value="3772">
            <text:p>3772</text:p>
          </table:table-cell>
          <table:table-cell office:value-type="string">
            <text:p>OSI-0111</text:p>
          </table:table-cell>
          <table:table-cell office:value-type="string">
            <text:p/>
          </table:table-cell>
          <table:table-cell office:value-type="string">
            <text:p>f919/4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1">
            <text:p>3771</text:p>
          </table:table-cell>
          <table:table-cell office:value-type="string">
            <text:p>http://csys.cosmobots.eu:3000/issues/3771</text:p>
          </table:table-cell>
          <table:table-cell office:value-type="float" office:value="3771">
            <text:p>3771</text:p>
          </table:table-cell>
          <table:table-cell office:value-type="string">
            <text:p>OSI-0110</text:p>
          </table:table-cell>
          <table:table-cell office:value-type="string">
            <text:p/>
          </table:table-cell>
          <table:table-cell office:value-type="string">
            <text:p>f910/4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4">
            <text:p>3764</text:p>
          </table:table-cell>
          <table:table-cell office:value-type="string">
            <text:p>http://csys.cosmobots.eu:3000/issues/3764</text:p>
          </table:table-cell>
          <table:table-cell office:value-type="float" office:value="3764">
            <text:p>3764</text:p>
          </table:table-cell>
          <table:table-cell office:value-type="string">
            <text:p>OSI-0103</text:p>
          </table:table-cell>
          <table:table-cell office:value-type="string">
            <text:p/>
          </table:table-cell>
          <table:table-cell office:value-type="string">
            <text:p>f802/5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8">
            <text:p>3768</text:p>
          </table:table-cell>
          <table:table-cell office:value-type="string">
            <text:p>http://csys.cosmobots.eu:3000/issues/3768</text:p>
          </table:table-cell>
          <table:table-cell office:value-type="float" office:value="3768">
            <text:p>3768</text:p>
          </table:table-cell>
          <table:table-cell office:value-type="string">
            <text:p>OSI-0107</text:p>
          </table:table-cell>
          <table:table-cell office:value-type="string">
            <text:p/>
          </table:table-cell>
          <table:table-cell office:value-type="string">
            <text:p>f878/5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7">
            <text:p>3767</text:p>
          </table:table-cell>
          <table:table-cell office:value-type="string">
            <text:p>http://csys.cosmobots.eu:3000/issues/3767</text:p>
          </table:table-cell>
          <table:table-cell office:value-type="float" office:value="3767">
            <text:p>3767</text:p>
          </table:table-cell>
          <table:table-cell office:value-type="string">
            <text:p>OSI-0106</text:p>
          </table:table-cell>
          <table:table-cell office:value-type="string">
            <text:p/>
          </table:table-cell>
          <table:table-cell office:value-type="string">
            <text:p>f85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9">
            <text:p>3769</text:p>
          </table:table-cell>
          <table:table-cell office:value-type="string">
            <text:p>http://csys.cosmobots.eu:3000/issues/3769</text:p>
          </table:table-cell>
          <table:table-cell office:value-type="float" office:value="3769">
            <text:p>3769</text:p>
          </table:table-cell>
          <table:table-cell office:value-type="string">
            <text:p>OSI-0108</text:p>
          </table:table-cell>
          <table:table-cell office:value-type="string">
            <text:p/>
          </table:table-cell>
          <table:table-cell office:value-type="string">
            <text:p>f893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6">
            <text:p>3766</text:p>
          </table:table-cell>
          <table:table-cell office:value-type="string">
            <text:p>http://csys.cosmobots.eu:3000/issues/3766</text:p>
          </table:table-cell>
          <table:table-cell office:value-type="float" office:value="3766">
            <text:p>3766</text:p>
          </table:table-cell>
          <table:table-cell office:value-type="string">
            <text:p>OSI-0105</text:p>
          </table:table-cell>
          <table:table-cell office:value-type="string">
            <text:p/>
          </table:table-cell>
          <table:table-cell office:value-type="string">
            <text:p>f83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5">
            <text:p>3765</text:p>
          </table:table-cell>
          <table:table-cell office:value-type="string">
            <text:p>http://csys.cosmobots.eu:3000/issues/3765</text:p>
          </table:table-cell>
          <table:table-cell office:value-type="float" office:value="3765">
            <text:p>3765</text:p>
          </table:table-cell>
          <table:table-cell office:value-type="string">
            <text:p>OSI-0104</text:p>
          </table:table-cell>
          <table:table-cell office:value-type="string">
            <text:p/>
          </table:table-cell>
          <table:table-cell office:value-type="string">
            <text:p>f819/5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9">
            <text:p>3819</text:p>
          </table:table-cell>
          <table:table-cell office:value-type="string">
            <text:p>http://csys.cosmobots.eu:3000/issues/3819</text:p>
          </table:table-cell>
          <table:table-cell office:value-type="float" office:value="3819">
            <text:p>3819</text:p>
          </table:table-cell>
          <table:table-cell office:value-type="string">
            <text:p>OSI-0158</text:p>
          </table:table-cell>
          <table:table-cell office:value-type="string">
            <text:p/>
          </table:table-cell>
          <table:table-cell office:value-type="string">
            <text:p>f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3,OSI-0104,OSI-0105,OSI-0106,OSI-0107,OSI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0">
            <text:p>4050</text:p>
          </table:table-cell>
          <table:table-cell office:value-type="string">
            <text:p>http://csys.cosmobots.eu:3000/issues/4050</text:p>
          </table:table-cell>
          <table:table-cell office:value-type="float" office:value="4050">
            <text:p>4050</text:p>
          </table:table-cell>
          <table:table-cell office:value-type="string">
            <text:p>OSI-0389</text:p>
          </table:table-cell>
          <table:table-cell office:value-type="string">
            <text:p/>
          </table:table-cell>
          <table:table-cell office:value-type="string">
            <text:p>No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1">
            <text:p>4051</text:p>
          </table:table-cell>
          <table:table-cell office:value-type="string">
            <text:p>http://csys.cosmobots.eu:3000/issues/4051</text:p>
          </table:table-cell>
          <table:table-cell office:value-type="float" office:value="4051">
            <text:p>4051</text:p>
          </table:table-cell>
          <table:table-cell office:value-type="string">
            <text:p>OSI-0390</text:p>
          </table:table-cell>
          <table:table-cell office:value-type="string">
            <text:p/>
          </table:table-cell>
          <table:table-cell office:value-type="string">
            <text:p>G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9">
            <text:p>3689</text:p>
          </table:table-cell>
          <table:table-cell office:value-type="string">
            <text:p>http://csys.cosmobots.eu:3000/issues/3689</text:p>
          </table:table-cell>
          <table:table-cell office:value-type="float" office:value="3689">
            <text:p>3689</text:p>
          </table:table-cell>
          <table:table-cell office:value-type="string">
            <text:p>OSI-0028</text:p>
          </table:table-cell>
          <table:table-cell office:value-type="string">
            <text:p/>
          </table:table-cell>
          <table:table-cell office:value-type="string">
            <text:p>Sloan_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0">
            <text:p>3690</text:p>
          </table:table-cell>
          <table:table-cell office:value-type="string">
            <text:p>http://csys.cosmobots.eu:3000/issues/3690</text:p>
          </table:table-cell>
          <table:table-cell office:value-type="float" office:value="3690">
            <text:p>3690</text:p>
          </table:table-cell>
          <table:table-cell office:value-type="string">
            <text:p>OSI-0029</text:p>
          </table:table-cell>
          <table:table-cell office:value-type="string">
            <text:p/>
          </table:table-cell>
          <table:table-cell office:value-type="string">
            <text:p>Sloan_g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1">
            <text:p>3691</text:p>
          </table:table-cell>
          <table:table-cell office:value-type="string">
            <text:p>http://csys.cosmobots.eu:3000/issues/3691</text:p>
          </table:table-cell>
          <table:table-cell office:value-type="float" office:value="3691">
            <text:p>3691</text:p>
          </table:table-cell>
          <table:table-cell office:value-type="string">
            <text:p>OSI-0030</text:p>
          </table:table-cell>
          <table:table-cell office:value-type="string">
            <text:p/>
          </table:table-cell>
          <table:table-cell office:value-type="string">
            <text:p>Sloan_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2">
            <text:p>3692</text:p>
          </table:table-cell>
          <table:table-cell office:value-type="string">
            <text:p>http://csys.cosmobots.eu:3000/issues/3692</text:p>
          </table:table-cell>
          <table:table-cell office:value-type="float" office:value="3692">
            <text:p>3692</text:p>
          </table:table-cell>
          <table:table-cell office:value-type="string">
            <text:p>OSI-0031</text:p>
          </table:table-cell>
          <table:table-cell office:value-type="string">
            <text:p/>
          </table:table-cell>
          <table:table-cell office:value-type="string">
            <text:p>Sloan_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3">
            <text:p>3693</text:p>
          </table:table-cell>
          <table:table-cell office:value-type="string">
            <text:p>http://csys.cosmobots.eu:3000/issues/3693</text:p>
          </table:table-cell>
          <table:table-cell office:value-type="float" office:value="3693">
            <text:p>3693</text:p>
          </table:table-cell>
          <table:table-cell office:value-type="string">
            <text:p>OSI-0032</text:p>
          </table:table-cell>
          <table:table-cell office:value-type="string">
            <text:p/>
          </table:table-cell>
          <table:table-cell office:value-type="string">
            <text:p>Sloan_z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5">
            <text:p>4455</text:p>
          </table:table-cell>
          <table:table-cell office:value-type="string">
            <text:p>http://csys.cosmobots.eu:3000/issues/4455</text:p>
          </table:table-cell>
          <table:table-cell office:value-type="float" office:value="4455">
            <text:p>4455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>OSI-0032,OSI-0028,OSI-0030,OSI-0029,OSI-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5">
            <text:p>3805</text:p>
          </table:table-cell>
          <table:table-cell office:value-type="string">
            <text:p>http://csys.cosmobots.eu:3000/issues/3805</text:p>
          </table:table-cell>
          <table:table-cell office:value-type="float" office:value="3805">
            <text:p>3805</text:p>
          </table:table-cell>
          <table:table-cell office:value-type="string">
            <text:p>OSI-0144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706">
            <text:p>4706</text:p>
          </table:table-cell>
          <table:table-cell office:value-type="string">
            <text:p>http://csys.cosmobots.eu:3000/issues/4706</text:p>
          </table:table-cell>
          <table:table-cell office:value-type="float" office:value="4706">
            <text:p>4706</text:p>
          </table:table-cell>
          <table:table-cell office:value-type="string">
            <text:p>FILT-0018</text:p>
          </table:table-cell>
          <table:table-cell office:value-type="string">
            <text:p/>
          </table:table-cell>
          <table:table-cell office:value-type="string">
            <text:p>OSCal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8">
            <text:p>3798</text:p>
          </table:table-cell>
          <table:table-cell office:value-type="string">
            <text:p>http://csys.cosmobots.eu:3000/issues/3798</text:p>
          </table:table-cell>
          <table:table-cell office:value-type="float" office:value="3798">
            <text:p>3798</text:p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>Filter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0">
            <text:p>3820</text:p>
          </table:table-cell>
          <table:table-cell office:value-type="string">
            <text:p>http://csys.cosmobots.eu:3000/issues/3820</text:p>
          </table:table-cell>
          <table:table-cell office:value-type="float" office:value="3820">
            <text:p>3820</text:p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>U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1">
            <text:p>3821</text:p>
          </table:table-cell>
          <table:table-cell office:value-type="string">
            <text:p>http://csys.cosmobots.eu:3000/issues/3821</text:p>
          </table:table-cell>
          <table:table-cell office:value-type="float" office:value="3821">
            <text:p>3821</text:p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6">
            <text:p>4456</text:p>
          </table:table-cell>
          <table:table-cell office:value-type="string">
            <text:p>http://csys.cosmobots.eu:3000/issues/4456</text:p>
          </table:table-cell>
          <table:table-cell office:value-type="float" office:value="4456">
            <text:p>4456</text:p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